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ffff" draw:textarea-horizontal-align="center"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cc99" draw:textarea-horizontal-align="center" draw:textarea-vertical-align="middle"/>
    </style:style>
    <style:style style:name="gr12" style:family="graphic" style:parent-style-name="standard">
      <style:graphic-properties draw:fill-color="#ffffff" draw:textarea-horizontal-align="left" draw:textarea-vertical-align="middle" draw:auto-grow-height="false"/>
    </style:style>
    <style:style style:name="gr13"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4"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5" style:family="graphic" style:parent-style-name="standard">
      <style:graphic-properties draw:fill-color="#0000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17"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18"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19"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0" style:family="graphic" style:parent-style-name="standard">
      <style:graphic-properties draw:marker-end="" draw:marker-end-width="0.3cm" draw:textarea-horizontal-align="center" draw:textarea-vertical-align="middle"/>
    </style:style>
    <style:style style:name="gr21" style:family="graphic" style:parent-style-name="standard">
      <style:graphic-properties draw:marker-start="" draw:marker-end="Arrow" draw:marker-end-width="0.3cm" draw:textarea-horizontal-align="center" draw:textarea-vertical-align="middle"/>
    </style:style>
    <style:style style:name="gr22"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3"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start"/>
      <style:text-properties fo:font-family="'Courier New'" style:font-family-generic="modern" style:font-pitch="fixed" fo:font-size="10pt" style:font-size-asian="10pt" style:font-size-complex="10pt"/>
    </style:style>
    <style:style style:name="P13" style:family="paragraph">
      <style:text-properties fo:font-size="18pt"/>
    </style:style>
    <style:style style:name="P14" style:family="paragraph">
      <style:paragraph-properties fo:text-align="center"/>
      <style:text-properties fo:color="#ffffff" fo:font-size="18pt" fo:language="en" fo:country="US" style:font-size-asian="18pt" style:font-size-complex="18pt"/>
    </style:style>
    <style:style style:name="P15" style:family="paragraph">
      <style:paragraph-properties fo:text-align="center"/>
      <style:text-properties fo:font-size="9pt" fo:font-weight="bold" style:font-size-asian="9pt" style:font-weight-asian="bold" style:font-size-complex="9pt" style:font-weight-complex="bold"/>
    </style:style>
    <style:style style:name="P16" style:family="paragraph">
      <style:paragraph-properties fo:text-align="end"/>
    </style:style>
    <style:style style:name="P17" style:family="paragraph">
      <style:paragraph-properties fo:text-align="end"/>
      <style:text-properties fo:font-size="14pt" style:font-size-asian="14pt" style:font-size-complex="14pt"/>
    </style:style>
    <style:style style:name="P18" style:family="paragraph">
      <style:paragraph-properties>
        <style:tab-stops>
          <style:tab-stop style:position="1.058cm"/>
        </style:tab-stops>
      </style:paragraph-properties>
    </style:style>
    <style:style style:name="P1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0" style:family="paragraph">
      <style:paragraph-properties fo:text-align="center"/>
      <style:text-properties fo:color="#b3b3b3" fo:font-size="8pt" style:font-size-asian="8pt" style:font-size-complex="8pt"/>
    </style:style>
    <style:style style:name="P21"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8" style:family="text">
      <style:text-properties fo:font-family="'Courier New'" style:font-family-generic="modern" style:font-pitch="fixed" fo:font-size="10pt" style:font-size-asian="10pt" style:font-size-complex="10pt"/>
    </style:style>
    <style:style style:name="T9" style:family="text">
      <style:text-properties fo:font-size="18pt"/>
    </style:style>
    <style:style style:name="T10" style:family="text">
      <style:text-properties fo:color="#ffffff" fo:font-size="9pt" fo:language="en" fo:country="US"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family="Tahoma" style:font-family-generic="swiss" style:font-pitch="variable" fo:font-size="9pt" fo:font-weight="bold" style:font-size-asian="9pt" style:font-weight-asian="bold" style:font-size-complex="9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4c4c4c" fo:font-size="8pt" fo:font-weight="bold" style:font-size-asian="8pt" style:font-weight-asian="bold" style:font-size-complex="8pt" style:font-weight-complex="bold"/>
    </style:style>
    <style:style style:name="T15" style:family="text">
      <style:text-properties fo:font-family="Tahoma" style:font-family-generic="swiss" style:font-pitch="variable"/>
    </style:style>
    <style:style style:name="T16" style:family="text">
      <style:text-properties fo:color="#b3b3b3" fo:font-size="8pt" style:font-size-asian="8pt" style:font-size-complex="8pt"/>
    </style:style>
    <style:style style:name="T17" style:family="text">
      <style:text-properties style:use-window-font-color="true" fo:font-size="12pt" style:font-size-asian="12pt" style:font-size-complex="12pt"/>
    </style:style>
    <style:style style:name="T18"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6</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2" draw:id="id2"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4" draw:id="id4" draw:layer="layout" svg:width="4.8cm" svg:height="1cm" svg:x="9.2cm" svg:y="9.8cm">
          <text:p text:style-name="P3"><text:span text:style-name="T2">Submitter Profile</text:span></text:p>
        </draw:rect>
        <draw:custom-shape draw:style-name="gr9" draw:text-style-name="P12" draw:layer="layout" svg:width="3.5cm" svg:height="1.5cm" svg:x="9.9cm" svg:y="12.4cm">
          <text:p text:style-name="P1"><text:span text:style-name="T7">▪</text:span><text:span text:style-name="T8">Setup</text:span></text:p>
          <text:p text:style-name="P1"><text:span text:style-name="T7">▪</text:span><text:span text:style-name="T8">Test </text:span><text:span text:style-name="T7">▪</text:span><text:span text:style-name="T8">Prod</text:span></text:p>
          <text:p text:style-name="P1"><text:span text:style-name="T7">▪</text:span><text:span text:style-name="T8">Hold </text:span><text:span text:style-name="T7">▪Closed</text:span></text:p>
          <text:p text:style-name="P1"><text:span text:style-name="T7">▪</text:span><text:span text:style-name="T7">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951cm" svg:height="0.5cm" svg:x="11.449cm" svg:y="14.2cm">
          <text:p text:style-name="P1"><text:span text:style-name="T7">▪</text:span><text:span text:style-name="T8">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5cm" svg:height="1.2cm" svg:x="9.9cm" svg:y="15.8cm">
          <text:p text:style-name="P1"><text:span text:style-name="T7">▪</text:span><text:span text:style-name="T8">Normal</text:span></text:p>
          <text:p text:style-name="P1"><text:span text:style-name="T7">▪</text:span><text:span text:style-name="T8">High </text:span><text:span text:style-name="T7">▪</text:span><text:span text:style-name="T8">Highest</text:span></text:p>
          <text:p text:style-name="P1"><text:span text:style-name="T7">▪</text:span><text:span text:style-name="T8">Low </text:span><text:span text:style-name="T7">▪</text:span><text:span text:style-name="T8">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1" draw:start-glue-point="1" draw:end-shape="id2" draw:end-glue-point="1" svg:d="m11061 3335c2610 0 1990-1824 1239-1824">
          <text:p/>
        </draw:connector>
        <draw:connector draw:style-name="gr10" draw:text-style-name="P3" draw:layer="layout" draw:type="curve" svg:x1="11.731cm" svg:y1="4.236cm" svg:x2="14cm" svg:y2="10.3cm" draw:start-shape="id3" draw:start-glue-point="1" draw:end-shape="id4"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9" draw:text-style-name="P12" draw:layer="layout" svg:width="2.4cm" svg:height="0.8cm" svg:x="3.7cm" svg:y="3.6cm">
          <text:p text:style-name="P1"><text:span text:style-name="T7">▪</text:span><text:span text:style-name="T8">Admin</text:span></text:p>
          <text:p text:style-name="P1"><text:span text:style-name="T7">▪</text:span><text:span text:style-name="T8">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5" draw:start-glue-point="1" draw:end-shape="id2" draw:end-glue-point="3" svg:d="m4861 4711c2130 0 711-3200 2839-3200">
          <text:p/>
        </draw:connector>
        <draw:ellipse draw:style-name="gr11" draw:text-style-name="P3" xml:id="id5" draw:id="id5" draw:layer="layout" svg:width="0.261cm" svg:height="0.271cm" svg:x="4.6cm" svg:y="4.576cm">
          <text:p/>
        </draw:ellipse>
        <draw:ellipse draw:style-name="gr11" draw:text-style-name="P3" xml:id="id1" draw:id="id1" draw:layer="layout" svg:width="0.261cm" svg:height="0.271cm" svg:x="10.8cm" svg:y="3.2cm">
          <text:p/>
        </draw:ellipse>
        <draw:ellipse draw:style-name="gr11" draw:text-style-name="P3" xml:id="id6" draw:id="id6" draw:layer="layout" svg:width="0.261cm" svg:height="0.271cm" svg:x="9.1cm" svg:y="14.3cm">
          <text:p/>
        </draw:ellipse>
        <draw:connector draw:style-name="gr10" draw:text-style-name="P3" draw:layer="layout" draw:type="curve" svg:x1="9.1cm" svg:y1="14.435cm" svg:x2="7.7cm" svg:y2="1.511cm" draw:start-shape="id6" draw:start-glue-point="3" draw:end-shape="id2" draw:end-glue-point="3" svg:d="m9100 14435c-2851 0-2151-12924-1400-12924">
          <text:p/>
        </draw:connector>
        <draw:ellipse draw:style-name="gr11" draw:text-style-name="P3" xml:id="id3" draw:id="id3" draw:layer="layout" svg:width="0.261cm" svg:height="0.271cm" svg:x="11.47cm" svg:y="4.101cm">
          <text:p/>
        </draw:ellipse>
        <draw:rect draw:style-name="gr1" draw:text-style-name="P2" draw:layer="layout" svg:width="4.5cm" svg:height="2.4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draw:rect>
        <draw:rect draw:style-name="gr2" draw:text-style-name="P4" xml:id="id9" draw:id="id9" draw:layer="layout" svg:width="4.5cm" svg:height="1cm" svg:x="21.9cm" svg:y="1cm">
          <text:p text:style-name="P3"><text:span text:style-name="T2">Application</text:span></text:p>
        </draw:rect>
        <draw:custom-shape draw:style-name="gr9" draw:text-style-name="P12" draw:layer="layout" svg:width="2.1cm" svg:height="0.5cm" svg:x="23.8cm" svg:y="3.7cm">
          <text:p text:style-name="P1"><text:span text:style-name="T8">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1" draw:id="id11" draw:layer="layout" svg:width="5.6cm" svg:height="1cm" svg:x="21.3cm" svg:y="8.223cm">
          <text:p text:style-name="P3"><text:span text:style-name="T2">Report Type</text:span></text:p>
        </draw:rect>
        <draw:custom-shape draw:style-name="gr12" draw:text-style-name="P12" draw:layer="layout" svg:width="4.5cm" svg:height="1.219cm" svg:x="21.8cm" svg:y="10.504cm">
          <text:p text:style-name="P1"><text:span text:style-name="T8">1 – Vacc Admin</text:span></text:p>
          <text:p text:style-name="P1"><text:span text:style-name="T8">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draw:layer="layout" svg:width="4cm" svg:height="1cm" svg:x="16.2cm" svg:y="5.9cm">
          <text:p text:style-name="P3"><text:span text:style-name="T2">Report Template</text:span></text:p>
        </draw:rect>
        <draw:ellipse draw:style-name="gr11" draw:text-style-name="P3" xml:id="id8" draw:id="id8" draw:layer="layout" svg:width="0.261cm" svg:height="0.271cm" svg:x="19.439cm" svg:y="8.123cm">
          <text:p/>
        </draw:ellipse>
        <draw:ellipse draw:style-name="gr11" draw:text-style-name="P3" xml:id="id7" draw:id="id7" draw:layer="layout" svg:width="0.261cm" svg:height="0.271cm" svg:x="16.078cm" svg:y="9.501cm">
          <text:p/>
        </draw:ellipse>
        <draw:ellipse draw:style-name="gr11" draw:text-style-name="P3" xml:id="id10" draw:id="id10" draw:layer="layout" svg:width="0.261cm" svg:height="0.271cm" svg:x="19.44cm" svg:y="8.588cm">
          <text:p/>
        </draw:ellipse>
        <draw:connector draw:style-name="gr10" draw:text-style-name="P3" draw:layer="layout" draw:type="curve" svg:x1="16.078cm" svg:y1="9.636cm" svg:x2="14cm" svg:y2="10.3cm" draw:start-shape="id7" draw:start-glue-point="3" draw:end-shape="id4" draw:end-glue-point="1" svg:d="m16078 9636c-1558 0-520 664-2078 664">
          <text:p/>
        </draw:connector>
        <draw:connector draw:style-name="gr10" draw:text-style-name="P3" draw:layer="layout" draw:type="curve" svg:x1="19.7cm" svg:y1="8.258cm" svg:x2="21.9cm" svg:y2="1.5cm" draw:start-shape="id8" draw:start-glue-point="1" draw:end-shape="id9" svg:d="m19700 8258c1650 0 550-6758 2200-6758">
          <text:p/>
        </draw:connector>
        <draw:connector draw:style-name="gr10" draw:text-style-name="P3" draw:layer="layout" draw:type="curve" svg:x1="19.701cm" svg:y1="8.723cm" svg:x2="21.3cm" svg:y2="8.723cm" draw:start-shape="id10" draw:start-glue-point="1" draw:end-shape="id11" draw:end-glue-point="3" svg:d="m19701 8723h1599">
          <text:p/>
        </draw:connector>
        <draw:ellipse draw:style-name="gr11" draw:text-style-name="P3" xml:id="id12" draw:id="id12" draw:layer="layout" svg:width="0.261cm" svg:height="0.271cm" svg:x="11.94cm" svg:y="17.601cm">
          <text:p/>
        </draw:ellipse>
        <draw:connector draw:style-name="gr10" draw:text-style-name="P3" draw:layer="layout" draw:type="curve" svg:x1="12.201cm" svg:y1="17.736cm" svg:x2="18.194cm" svg:y2="12.785cm" draw:start-shape="id12" draw:start-glue-point="1" draw:end-shape="id13" draw:end-glue-point="2" svg:d="m12201 17736c3996 0 5993-1650 5993-4951">
          <text:p/>
        </draw:connector>
        <draw:frame draw:style-name="gr3" draw:text-style-name="P13" draw:layer="layout" svg:width="3.216cm" svg:height="1.675cm" svg:x="3.405cm" svg:y="18.98cm">
          <draw:text-box>
            <text:p><text:span text:style-name="T9">Submitter</text:span></text:p>
            <text:p><text:span text:style-name="T9">Profile</text:span></text:p>
          </draw:text-box>
        </draw:frame>
        <draw:frame draw:style-name="gr13" draw:text-style-name="P7" draw:layer="layout" svg:width="3.5cm" svg:height="1.159cm" svg:x="3cm" svg:y="5.715cm">
          <draw:text-box>
            <text:p><text:span text:style-name="T5">A person who has rights to access DQA web user interface directly.</text:span></text:p>
          </draw:text-box>
        </draw:frame>
        <draw:frame draw:style-name="gr14" draw:text-style-name="P7" draw:layer="layout" svg:width="4.603cm" svg:height="0.841cm" svg:x="7.7cm" svg:y="5.188cm">
          <draw:text-box>
            <text:p><text:span text:style-name="T5">An organization that manages or submits data.</text:span></text:p>
          </draw:text-box>
        </draw:frame>
        <draw:frame draw:style-name="gr14"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4" draw:text-style-name="P7" xml:id="id13" draw:id="id13"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4" draw:text-style-name="P7" draw:layer="layout" svg:width="4.508cm" svg:height="1.795cm" svg:x="21.9cm" svg:y="4.4cm">
          <draw:text-box>
            <text:p><text:span text:style-name="T5">A single instance of the DQA in operation. When running the DQA acts as one-and-only one application, defined by the only row where run_this = 'Y'.</text:span></text:p>
          </draw:text-box>
        </draw:frame>
        <draw:frame draw:style-name="gr14"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5" draw:text-style-name="P14" draw:layer="layout" svg:width="1.905cm" svg:height="0.788cm" svg:x="18.78cm" svg:y="12.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5.035cm" svg:y="6.0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4" draw:id="id14" draw:layer="layout" svg:width="5.065cm" svg:height="0.5cm" svg:x="7.935cm" svg:y="6.315cm">
          <text:p text:style-name="P3"><text:span text:style-name="T11">Potential Issue Status - </text:span><text:span text:style-name="T12">I1</text:span></text:p>
        </draw:rect>
        <draw:connector draw:style-name="gr10" draw:text-style-name="P3" draw:layer="layout" draw:type="curve" svg:x1="7.935cm" svg:y1="6.565cm" svg:x2="9.2cm" svg:y2="10.3cm" draw:start-shape="id14" draw:start-glue-point="3" draw:end-shape="id4" draw:end-glue-point="3" svg:d="m7935 6565c-751 0-1384 3735 1265 3735">
          <text:p/>
        </draw:connector>
        <draw:rect draw:style-name="gr2" draw:text-style-name="P15" xml:id="id15" draw:id="id15" draw:layer="layout" svg:width="4.765cm" svg:height="0.5cm" svg:x="8.235cm" svg:y="7.185cm">
          <text:p text:style-name="P3"><text:span text:style-name="T11">Message Received - M1</text:span></text:p>
        </draw:rect>
        <draw:connector draw:style-name="gr10" draw:text-style-name="P3" draw:layer="layout" draw:type="curve" svg:x1="8.235cm" svg:y1="7.435cm" svg:x2="9.2cm" svg:y2="10.3cm" draw:start-shape="id15" draw:start-glue-point="3" draw:end-shape="id4" draw:end-glue-point="3" svg:d="m8235 7435c-751 0-1234 2865 965 2865">
          <text:p/>
        </draw:connector>
        <draw:rect draw:style-name="gr2" draw:text-style-name="P15" xml:id="id16" draw:id="id16" draw:layer="layout" svg:width="4.565cm" svg:height="0.5cm" svg:x="8.435cm" svg:y="8.02cm">
          <text:p text:style-name="P3"><text:span text:style-name="T11">Code Received - M1</text:span></text:p>
        </draw:rect>
        <draw:connector draw:style-name="gr10" draw:text-style-name="P3" draw:layer="layout" draw:type="curve" svg:x1="8.435cm" svg:y1="8.27cm" svg:x2="9.2cm" svg:y2="10.3cm" draw:start-shape="id16" draw:start-glue-point="3" draw:end-shape="id4" svg:d="m8435 8270c-751 0-1134 2030 765 2030">
          <text:p/>
        </draw:connector>
        <draw:rect draw:style-name="gr2" draw:text-style-name="P15" xml:id="id17" draw:id="id17" draw:layer="layout" svg:width="4.201cm" svg:height="0.5cm" svg:x="8.799cm" svg:y="8.79cm">
          <text:p text:style-name="P3"><text:span text:style-name="T11">Message Batch - B1</text:span></text:p>
        </draw:rect>
        <draw:connector draw:style-name="gr10" draw:text-style-name="P3" draw:layer="layout" draw:type="curve" svg:x1="8.799cm" svg:y1="9.04cm" svg:x2="9.2cm" svg:y2="10.3cm" draw:start-shape="id17" draw:start-glue-point="3" draw:end-shape="id4" draw:end-glue-point="3" svg:d="m8799 9040c-751 0-952 1260 401 1260">
          <text:p/>
        </draw:connector>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19" draw:id="id1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3">action_code</text:span></text:p>
          <text:p text:style-name="P1"><text:span text:style-name="T1">action_label</text:span></text:p>
        </draw:rect>
        <draw:rect draw:style-name="gr2" draw:text-style-name="P4" xml:id="id23" draw:id="id23" draw:layer="layout" svg:width="3.181cm" svg:height="1cm" svg:x="15cm" svg:y="10.505cm">
          <text:p text:style-name="P3"><text:span text:style-name="T2">Issue Action</text:span></text:p>
        </draw:rect>
        <draw:custom-shape draw:style-name="gr12" draw:text-style-name="P12" draw:layer="layout" svg:width="2.6cm" svg:height="1.719cm" svg:x="15.3cm" svg:y="12.705cm">
          <text:p text:style-name="P1"><text:span text:style-name="T8">E – Error</text:span></text:p>
          <text:p text:style-name="P1"><text:span text:style-name="T8">W – Warn </text:span></text:p>
          <text:p text:style-name="P1"><text:span text:style-name="T8">A - Accept</text:span></text:p>
          <text:p text:style-name="P1"><text:span text:style-name="T8">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11" draw:text-style-name="P3" xml:id="id18" draw:id="id18" draw:layer="layout" svg:width="0.261cm" svg:height="0.271cm" svg:x="13.075cm" svg:y="3.601cm">
          <text:p/>
        </draw:ellipse>
        <draw:connector draw:style-name="gr10" draw:text-style-name="P3" draw:layer="layout" draw:type="curve" svg:x1="13.075cm" svg:y1="3.736cm" svg:x2="11.16cm" svg:y2="5.6cm" draw:start-shape="id18" draw:start-glue-point="3" draw:end-shape="id19" draw:end-glue-point="1" svg:d="m13075 3736c-1435 0-478 1864-1915 1864">
          <text:p/>
        </draw:connector>
        <draw:ellipse draw:style-name="gr11" draw:text-style-name="P3" xml:id="id20" draw:id="id20" draw:layer="layout" svg:width="0.261cm" svg:height="0.271cm" svg:x="15.275cm" svg:y="4.058cm">
          <text:p/>
        </draw:ellipse>
        <draw:connector draw:style-name="gr10" draw:text-style-name="P3" draw:layer="layout" draw:type="curve" svg:x1="15.536cm" svg:y1="4.193cm" svg:x2="16.5cm" svg:y2="4.193cm" draw:start-shape="id20" draw:start-glue-point="1" draw:end-shape="id21" draw:end-glue-point="3" svg:d="m15536 4193h964">
          <text:p/>
        </draw:connector>
        <draw:ellipse draw:style-name="gr11" draw:text-style-name="P3" xml:id="id22" draw:id="id22" draw:layer="layout" svg:width="0.261cm" svg:height="0.271cm" svg:x="9.7cm" svg:y="8.67cm">
          <text:p/>
        </draw:ellipse>
        <draw:connector draw:style-name="gr10" draw:text-style-name="P3" draw:layer="layout" draw:type="curve" svg:x1="9.961cm" svg:y1="8.805cm" svg:x2="15cm" svg:y2="11.005cm" draw:start-shape="id22" draw:start-glue-point="1" draw:end-shape="id23" draw:end-glue-point="3" svg:d="m9961 8805c3780 0 1261 2200 5039 2200">
          <text:p/>
        </draw:connector>
        <draw:custom-shape draw:style-name="gr9" draw:text-style-name="P12" draw:layer="layout" svg:width="2.2cm" svg:height="1.9cm" svg:x="5.899cm" svg:y="9.6cm">
          <text:p text:style-name="P1"><text:span text:style-name="T7">▪</text:span><text:span text:style-name="T7">Must</text:span></text:p>
          <text:p text:style-name="P1"><text:span text:style-name="T7">▪</text:span><text:span text:style-name="T7">Should</text:span></text:p>
          <text:p text:style-name="P1"><text:span text:style-name="T7">▪</text:span><text:span text:style-name="T7">Can</text:span></text:p>
          <text:p text:style-name="P1"><text:span text:style-name="T7">▪</text:span><text:span text:style-name="T7">May</text:span></text:p>
          <text:p text:style-name="P1"><text:span text:style-name="T7">▪</text:span><text:span text:style-name="T7">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4.9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5.4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24" draw:id="id24" draw:layer="layout" svg:width="0.261cm" svg:height="0.271cm" svg:x="13.076cm" svg:y="4.602cm">
          <text:p/>
        </draw:ellipse>
        <draw:connector draw:style-name="gr10" draw:text-style-name="P3" draw:layer="layout" draw:type="curve" svg:x1="13.076cm" svg:y1="4.737cm" svg:x2="15cm" svg:y2="11.005cm" draw:start-shape="id24" draw:start-glue-point="3" draw:end-shape="id23" draw:end-glue-point="3" svg:d="m13076 4737c-751 0-1713 6268 1924 6268">
          <text:p/>
        </draw:connector>
        <draw:ellipse draw:style-name="gr11" draw:text-style-name="P3" xml:id="id25" draw:id="id25" draw:layer="layout" svg:width="0.261cm" svg:height="0.271cm" svg:x="7.365cm" svg:y="13.015cm">
          <text:p/>
        </draw:ellipse>
        <draw:connector draw:style-name="gr10" draw:text-style-name="P3" draw:layer="layout" draw:type="curve" svg:x1="7.626cm" svg:y1="13.15cm" svg:x2="8.665cm" svg:y2="13.15cm" draw:start-shape="id25" draw:start-glue-point="1" draw:end-shape="id26" draw:end-glue-point="3" svg:d="m7626 13150h1039">
          <text:p/>
        </draw:connector>
        <draw:rect draw:style-name="gr2" draw:text-style-name="P15" xml:id="id26" draw:id="id26" draw:layer="layout" svg:width="3.255cm" svg:height="0.5cm" svg:x="8.665cm" svg:y="12.9cm">
          <text:p text:style-name="P3"><text:span text:style-name="T11">Code Table - M1</text:span></text:p>
        </draw:rect>
        <draw:frame draw:style-name="gr3" draw:layer="layout" svg:width="3.995cm" svg:height="1.675cm" svg:x="3.461cm" svg:y="18.987cm">
          <draw:text-box>
            <text:p>Issue Status</text:p>
            <text:p>and Action</text:p>
          </draw:text-box>
        </draw:frame>
        <draw:rect draw:style-name="gr2" draw:text-style-name="P15" xml:id="id21" draw:id="id21" draw:layer="layout" svg:width="3.705cm" svg:height="0.5cm" svg:x="16.5cm" svg:y="3.943cm">
          <text:p text:style-name="P3"><text:span text:style-name="T11">Submitter Profile - S1</text:span></text:p>
        </draw:rect>
        <draw:frame draw:style-name="gr17"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4" draw:text-style-name="P7" draw:layer="layout" svg:width="3.176cm" svg:height="1.477cm" svg:x="15cm" svg:y="14.6cm">
          <draw:text-box>
            <text:p><text:span text:style-name="T5">What the DQA should do when an issue is discovered in an incoming message.</text:span></text:p>
          </draw:text-box>
        </draw:frame>
        <draw:frame draw:style-name="gr14" draw:text-style-name="P7" draw:layer="layout" svg:width="5.334cm" svg:height="2.161cm" svg:x="18.181cm" svg:y="11.505cm">
          <draw:text-box>
            <text:p><text:span text:style-name="T14">Error</text:span><text:span text:style-name="T5"> - reject the entire message</text:span></text:p>
            <text:p><text:span text:style-name="T14">Warn</text:span><text:span text:style-name="T5"> - add note to response</text:span></text:p>
            <text:p text:style-name="P18"><text:span text:style-name="T14">Accept</text:span><text:span text:style-name="T5"> - ignore issue</text:span></text:p>
            <text:p><text:span text:style-name="T14">Skip</text:span><text:span text:style-name="T5"> - do not process item or message, but do not reject message, instead add note indicating situation</text:span></text:p>
          </draw:text-box>
        </draw:frame>
        <draw:frame draw:style-name="gr14"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5" draw:text-style-name="P14" draw:layer="layout" svg:width="1.905cm" svg:height="0.788cm" svg:x="10.01cm" svg:y="16.64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9" draw:layer="layout" svg:width="2.164cm" svg:height="1.685cm" svg:x="0.976cm" svg:y="18.881cm">
          <text:p text:style-name="P8"><text:span text:style-name="T15">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28" draw:id="id28" draw:layer="layout" svg:width="3.255cm" svg:height="0.5cm" svg:x="20.77cm" svg:y="9.12cm">
          <text:p text:style-name="P3"><text:span text:style-name="T11">Issue Found - M1</text:span></text:p>
        </draw:rect>
        <draw:rect draw:style-name="gr2" draw:text-style-name="P15" xml:id="id27" draw:id="id27" draw:layer="layout" svg:width="3.89cm" svg:height="0.5cm" svg:x="20.77cm" svg:y="9.955cm">
          <text:p text:style-name="P3"><text:span text:style-name="T11">Message Received - M1</text:span></text:p>
        </draw:rect>
        <draw:connector draw:style-name="gr10" draw:text-style-name="P3" draw:layer="layout" draw:type="curve" svg:x1="20.77cm" svg:y1="10.205cm" svg:x2="18.181cm" svg:y2="11.005cm" draw:start-shape="id27" draw:start-glue-point="3" draw:end-shape="id23" draw:end-glue-point="1" svg:d="m20770 10205c-1941 0-647 800-2589 800">
          <text:p/>
        </draw:connector>
        <draw:connector draw:style-name="gr10" draw:text-style-name="P3" draw:layer="layout" draw:type="curve" svg:x1="20.77cm" svg:y1="9.37cm" svg:x2="18.181cm" svg:y2="11.005cm" draw:start-shape="id28" draw:start-glue-point="3" draw:end-shape="id23" draw:end-glue-point="1" svg:d="m20770 9370c-1941 0-647 1635-2589 1635">
          <text:p/>
        </draw:connector>
        <draw:rect draw:style-name="gr2" draw:text-style-name="P15" xml:id="id29" draw:id="id29" draw:layer="layout" svg:width="3.54cm" svg:height="0.5cm" svg:x="3.175cm" svg:y="3.04cm">
          <text:p text:style-name="P3"><text:span text:style-name="T11">Issue Found - M1</text:span></text:p>
        </draw:rect>
        <draw:connector draw:style-name="gr10" draw:text-style-name="P3" draw:layer="layout" draw:type="curve" svg:x1="3.175cm" svg:y1="3.29cm" svg:x2="5.399cm" svg:y2="5.6cm" draw:start-shape="id29" draw:start-glue-point="3" draw:end-shape="id19" svg:d="m3175 3290c-751 0-1863 2310 2224 2310">
          <text:p/>
        </draw:connector>
        <draw:rect draw:style-name="gr2" draw:text-style-name="P15" xml:id="id30" draw:id="id30" draw:layer="layout" svg:width="3.175cm" svg:height="0.5cm" svg:x="4.81cm" svg:y="4.175cm">
          <text:p text:style-name="P3"><text:span text:style-name="T11">Batch Issues - B1</text:span></text:p>
        </draw:rect>
        <draw:connector draw:style-name="gr10" draw:text-style-name="P3" draw:layer="layout" draw:type="curve" svg:x1="4.81cm" svg:y1="4.425cm" svg:x2="5.399cm" svg:y2="5.6cm" draw:start-shape="id30" draw:start-glue-point="3" draw:end-shape="id19" draw:end-glue-point="3" svg:d="m4810 4425c-751 0-1046 1175 589 1175">
          <text:p/>
        </draw:connector>
        <draw:rect draw:style-name="gr2" draw:text-style-name="P15" xml:id="id31" draw:id="id31" draw:layer="layout" svg:width="3.255cm" svg:height="0.5cm" svg:x="20.77cm" svg:y="10.79cm">
          <text:p text:style-name="P3"><text:span text:style-name="T11">Batch Actions - B1</text:span></text:p>
        </draw:rect>
        <draw:connector draw:style-name="gr10" draw:text-style-name="P3" draw:layer="layout" draw:type="curve" svg:x1="20.77cm" svg:y1="11.04cm" svg:x2="18.181cm" svg:y2="11.005cm" draw:start-shape="id31" draw:start-glue-point="3" draw:end-shape="id23" draw:end-glue-point="1" svg:d="m20770 11040c-1941 0-647-35-2589-35">
          <text:p/>
        </draw:connector>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39" draw:id="id39" draw:layer="layout" svg:width="4.829cm" svg:height="1cm" svg:x="8.611cm" svg:y="2.6cm">
          <text:p text:style-name="P3"><text:span text:style-name="T2">Message Received</text:span></text:p>
        </draw:rect>
        <draw:rect draw:style-name="gr1" draw:text-style-name="P2" draw:layer="layout" svg:width="3.9cm" svg:height="4.7cm" svg:x="23.04cm" svg:y="8.3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33" draw:id="id33" draw:layer="layout" svg:width="3.9cm" svg:height="1cm" svg:x="23.04cm" svg:y="7.35cm">
          <text:p text:style-name="P3"><text:span text:style-name="T2">Code Received</text:span></text:p>
        </draw:rect>
        <draw:rect draw:style-name="gr1" draw:text-style-name="P2" draw:layer="layout" svg:width="4.92cm" svg:height="3.4cm" svg:x="16.6cm" svg:y="16.3cm">
          <text:p text:style-name="P1"><text:span text:style-name="T1">code_status</text:span></text:p>
          <text:p text:style-name="P1"><text:span text:style-name="T1">code_label</text:span></text:p>
        </draw:rect>
        <draw:rect draw:style-name="gr2" draw:text-style-name="P4" xml:id="id37" draw:id="id37" draw:layer="layout" svg:width="4.92cm" svg:height="1cm" svg:x="16.6cm" svg:y="15.3cm">
          <text:p text:style-name="P3"><text:span text:style-name="T2">Code Status</text:span></text:p>
        </draw:rect>
        <draw:custom-shape draw:style-name="gr12" draw:text-style-name="P12" draw:layer="layout" svg:width="4.2cm" svg:height="1.945cm" svg:x="17cm" svg:y="17.5cm">
          <text:p text:style-name="P1"><text:span text:style-name="T8">V – Valid</text:span></text:p>
          <text:p text:style-name="P1"><text:span text:style-name="T8">I – Invalid</text:span></text:p>
          <text:p text:style-name="P1"><text:span text:style-name="T8">U – Unrecognized</text:span></text:p>
          <text:p text:style-name="P1"><text:span text:style-name="T8">D – Deprecated</text:span></text:p>
          <text:p text:style-name="P1"><text:span text:style-name="T8">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11" draw:text-style-name="P3" xml:id="id55" draw:id="id55" draw:layer="layout" svg:width="0.261cm" svg:height="0.271cm" svg:x="18.65cm" svg:y="2.7cm">
          <text:p/>
        </draw:ellipse>
        <draw:ellipse draw:style-name="gr11" draw:text-style-name="P3" xml:id="id32" draw:id="id32" draw:layer="layout" svg:width="0.261cm" svg:height="0.271cm" svg:x="20.751cm" svg:y="4.601cm">
          <text:p/>
        </draw:ellipse>
        <draw:connector draw:style-name="gr10" draw:text-style-name="P3" draw:layer="layout" draw:type="curve" svg:x1="21.012cm" svg:y1="4.736cm" svg:x2="24.99cm" svg:y2="7.35cm" draw:start-shape="id32" draw:start-glue-point="1" draw:end-shape="id33" draw:end-glue-point="0" svg:d="m21012 4736c2652 0 3978 871 3978 2614">
          <text:p/>
        </draw:connector>
        <draw:ellipse draw:style-name="gr11" draw:text-style-name="P3" xml:id="id34" draw:id="id34" draw:layer="layout" svg:width="0.261cm" svg:height="0.271cm" svg:x="22.94cm" svg:y="10.051cm">
          <text:p/>
        </draw:ellipse>
        <draw:connector draw:style-name="gr10" draw:text-style-name="P3" draw:layer="layout" draw:type="curve" svg:x1="22.94cm" svg:y1="10.186cm" svg:x2="17.98cm" svg:y2="9.4cm" draw:start-shape="id34" draw:start-glue-point="3" draw:end-shape="id35" draw:end-glue-point="1" svg:d="m22940 10186c-3720 0-1240-786-4960-786">
          <text:p/>
        </draw:connector>
        <draw:ellipse draw:style-name="gr11" draw:text-style-name="P3" xml:id="id36" draw:id="id36" draw:layer="layout" svg:width="0.261cm" svg:height="0.271cm" svg:x="22.94cm" svg:y="11.951cm">
          <text:p/>
        </draw:ellipse>
        <draw:connector draw:style-name="gr10" draw:text-style-name="P3" draw:layer="layout" draw:type="curve" svg:x1="22.94cm" svg:y1="12.086cm" svg:x2="19.06cm" svg:y2="15.3cm" draw:start-shape="id36" draw:start-glue-point="3" draw:end-shape="id37" draw:end-glue-point="0" svg:d="m22940 12086c-2587 0-3880 1071-3880 3214">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11" draw:text-style-name="P3" xml:id="id38" draw:id="id38" draw:layer="layout" svg:width="0.261cm" svg:height="0.271cm" svg:x="5.905cm" svg:y="3.2cm">
          <text:p/>
        </draw:ellipse>
        <draw:connector draw:style-name="gr10" draw:text-style-name="P3" draw:layer="layout" draw:type="curve" svg:x1="6.166cm" svg:y1="3.335cm" svg:x2="8.611cm" svg:y2="3.1cm" draw:start-shape="id38" draw:start-glue-point="1" draw:end-shape="id39" draw:end-glue-point="3" svg:d="m6166 3335c1834 0 612-235 2445-235">
          <text:p/>
        </draw:connector>
        <draw:ellipse draw:style-name="gr11" draw:text-style-name="P3" xml:id="id51" draw:id="id51" draw:layer="layout" svg:width="0.261cm" svg:height="0.271cm" svg:x="3.2cm" svg:y="2.624cm">
          <text:p/>
        </draw:ellipse>
        <draw:circle draw:style-name="gr11" draw:text-style-name="P3" xml:id="id40" draw:id="id40" draw:layer="layout" svg:width="0.279cm" svg:height="0.279cm" svg:x="8.439cm" svg:y="6.719cm">
          <text:p/>
        </draw:circle>
        <draw:connector draw:style-name="gr10" draw:text-style-name="P3" draw:layer="layout" draw:type="curve" svg:x1="8.439cm" svg:y1="6.858cm" svg:x2="7.122cm" svg:y2="8.65cm" draw:start-shape="id40" draw:start-glue-point="3" draw:end-shape="id41" draw:end-glue-point="1" svg:d="m8439 6858c-987 0-329 1792-1317 1792">
          <text:p/>
        </draw:connector>
        <draw:ellipse draw:style-name="gr11" draw:text-style-name="P3" xml:id="id42" draw:id="id42" draw:layer="layout" svg:width="0.261cm" svg:height="0.271cm" svg:x="6.106cm" svg:y="3.701cm">
          <text:p/>
        </draw:ellipse>
        <draw:connector draw:style-name="gr10" draw:text-style-name="P3" draw:layer="layout" draw:type="curve" svg:x1="6.367cm" svg:y1="3.836cm" svg:x2="7.122cm" svg:y2="8.65cm" draw:start-shape="id42" draw:start-glue-point="1" draw:end-shape="id41" draw:end-glue-point="1" svg:d="m6367 3836c1884 0 1506 4814 755 4814">
          <text:p/>
        </draw:connector>
        <draw:ellipse draw:style-name="gr11" draw:text-style-name="P3" xml:id="id43" draw:id="id43" draw:layer="layout" svg:width="0.261cm" svg:height="0.271cm" svg:x="10.94cm" svg:y="4.36cm">
          <text:p/>
        </draw:ellipse>
        <draw:connector draw:style-name="gr10" draw:text-style-name="P3" draw:layer="layout" draw:type="curve" svg:x1="11.201cm" svg:y1="4.495cm" svg:x2="12.393cm" svg:y2="4.495cm" draw:start-shape="id43" draw:start-glue-point="1" draw:end-shape="id44" draw:end-glue-point="3" svg:d="m11201 4495h1192">
          <text:p/>
        </draw:connector>
        <draw:ellipse draw:style-name="gr11" draw:text-style-name="P3" xml:id="id45" draw:id="id45" draw:layer="layout" svg:width="0.261cm" svg:height="0.271cm" svg:x="20.84cm" svg:y="3.221cm">
          <text:p/>
        </draw:ellipse>
        <draw:connector draw:style-name="gr10" draw:text-style-name="P3" draw:layer="layout" draw:type="curve" svg:x1="21.101cm" svg:y1="3.356cm" svg:x2="23.3cm" svg:y2="3.35cm" draw:start-shape="id45" draw:start-glue-point="1" draw:end-shape="id46" draw:end-glue-point="3" svg:d="m21101 3356c1650 0 551-6 2199-6">
          <text:p/>
        </draw:connector>
        <draw:ellipse draw:style-name="gr11" draw:text-style-name="P3" xml:id="id47" draw:id="id47" draw:layer="layout" svg:width="0.261cm" svg:height="0.271cm" svg:x="22.94cm" svg:y="9.571cm">
          <text:p/>
        </draw:ellipse>
        <draw:connector draw:style-name="gr10" draw:text-style-name="P3" draw:layer="layout" draw:type="curve" svg:x1="22.94cm" svg:y1="9.706cm" svg:x2="20.103cm" svg:y2="8.955cm" draw:start-shape="id47" draw:start-glue-point="3" draw:end-shape="id48" svg:d="m22940 9706c-1892 0-2837-250-2837-751">
          <text:p/>
        </draw:connector>
        <draw:rect draw:style-name="gr2" draw:text-style-name="P4" draw:layer="layout" svg:width="4cm" svg:height="1cm" svg:x="3.361cm" svg:y="1cm">
          <text:p text:style-name="P3"><text:span text:style-name="T2">Receive Queue</text:span></text:p>
        </draw:rect>
        <draw:rect draw:style-name="gr1" draw:text-style-name="P2" draw:layer="layout" svg:width="4.435cm" svg:height="4.1cm" svg:x="9.2cm" svg:y="13.8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label</text:span></text:p>
          <text:p text:style-name="P1"><text:span text:style-name="T1">use_value</text:span></text:p>
          <text:p text:style-name="P1"><text:span text:style-name="T1">code_status</text:span></text:p>
          <text:p text:style-name="P1"><text:span text:style-name="T1">indicates_id</text:span></text:p>
        </draw:rect>
        <draw:rect draw:style-name="gr2" draw:text-style-name="P4" xml:id="id54" draw:id="id54" draw:layer="layout" svg:width="4.435cm" svg:height="1cm" svg:x="9.2cm" svg:y="12.8cm">
          <text:p text:style-name="P3"><text:span text:style-name="T2">Code Master</text:span></text:p>
        </draw:rect>
        <draw:ellipse draw:style-name="gr11" draw:text-style-name="P3" xml:id="id49" draw:id="id49" draw:layer="layout" svg:width="0.261cm" svg:height="0.271cm" svg:x="11.9cm" svg:y="16.929cm">
          <text:p/>
        </draw:ellipse>
        <draw:connector draw:style-name="gr10" draw:text-style-name="P3" draw:layer="layout" draw:type="curve" svg:x1="12.161cm" svg:y1="17.064cm" svg:x2="16.6cm" svg:y2="15.8cm" draw:start-shape="id49" draw:start-glue-point="1" draw:end-shape="id37" draw:end-glue-point="3" svg:d="m12161 17064c3330 0 1111-1264 4439-1264">
          <text:p/>
        </draw:connector>
        <draw:ellipse draw:style-name="gr11" draw:text-style-name="P3" xml:id="id50" draw:id="id50" draw:layer="layout" svg:width="0.261cm" svg:height="0.271cm" svg:x="9.1cm" svg:y="14.472cm">
          <text:p/>
        </draw:ellipse>
        <draw:connector draw:style-name="gr10" draw:text-style-name="P3" draw:layer="layout" draw:type="curve" svg:x1="9.1cm" svg:y1="14.607cm" svg:x2="13.8cm" svg:y2="9.4cm" draw:start-shape="id50" draw:start-glue-point="3" draw:end-shape="id35" draw:end-glue-point="3" svg:d="m9100 14607c-751 0-3101-5207 4700-5207">
          <text:p/>
        </draw:connector>
        <draw:connector draw:style-name="gr10" draw:text-style-name="P3" draw:layer="layout" draw:type="curve" svg:x1="3.2cm" svg:y1="2.759cm" svg:x2="2.687cm" svg:y2="6.3cm" draw:start-shape="id51" draw:start-glue-point="3" draw:end-shape="id52"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41" draw:id="id41" draw:layer="layout" svg:width="3.712cm" svg:height="1cm" svg:x="3.41cm" svg:y="8.15cm">
          <text:p text:style-name="P3"><text:span text:style-name="T2">Submit Status</text:span></text:p>
        </draw:rect>
        <draw:custom-shape draw:style-name="gr12" draw:text-style-name="P12" draw:layer="layout" svg:width="2.883cm" svg:height="2.046cm" svg:x="3.71cm" svg:y="10.45cm">
          <text:p text:style-name="P1"><text:span text:style-name="T8">E Excluded</text:span></text:p>
          <text:p text:style-name="P1"><text:span text:style-name="T8">Q Queued</text:span></text:p>
          <text:p text:style-name="P1"><text:span text:style-name="T8">H Hold</text:span></text:p>
          <text:p text:style-name="P1"><text:span text:style-name="T8">P Prepared</text:span></text:p>
          <text:p text:style-name="P1"><text:span text:style-name="T8">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ellipse draw:style-name="gr11" draw:text-style-name="P3" xml:id="id53" draw:id="id53" draw:layer="layout" svg:width="0.261cm" svg:height="0.271cm" svg:x="11.601cm" svg:y="14.93cm">
          <text:p/>
        </draw:ellipse>
        <draw:connector draw:style-name="gr10" draw:text-style-name="P3" draw:layer="layout" draw:type="curve" svg:x1="11.862cm" svg:y1="15.065cm" svg:x2="13.635cm" svg:y2="13.3cm" draw:start-shape="id53" draw:start-glue-point="1" draw:end-shape="id54" draw:end-glue-point="1" svg:d="m11862 15065c3411 0 2524-1765 1773-1765">
          <text:p/>
        </draw:connector>
        <draw:custom-shape draw:style-name="gr18" draw:text-style-name="P20" draw:layer="layout" svg:width="3.604cm" svg:height="1.395cm" svg:x="9.396cm" svg:y="14.405cm">
          <text:p text:style-name="P3"><text:span text:style-name="T16">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8cm" svg:height="1.711cm" svg:x="13.8cm" svg:y="9.9cm">
          <text:p text:style-name="P1"><text:span text:style-name="T1">table_id</text:span></text:p>
          <text:p text:style-name="P1"><text:span text:style-name="T1">table_label</text:span></text:p>
          <text:p text:style-name="P1"><text:span text:style-name="T1">default_code_value</text:span></text:p>
        </draw:rect>
        <draw:rect draw:style-name="gr2" draw:text-style-name="P4" xml:id="id35" draw:id="id35" draw:layer="layout" svg:width="4.18cm" svg:height="1cm" svg:x="13.8cm" svg:y="8.9cm">
          <text:p text:style-name="P3"><text:span text:style-name="T2">Code Table</text:span></text:p>
        </draw:rect>
        <draw:rect draw:style-name="gr2" draw:text-style-name="P15" xml:id="id52" draw:id="id52" draw:layer="layout" svg:width="3.175cm" svg:height="0.5cm" svg:x="1.1cm" svg:y="6.3cm">
          <text:p text:style-name="P3"><text:span text:style-name="T11">Message Batch - B1</text:span></text:p>
        </draw:rect>
        <draw:rect draw:style-name="gr2" draw:text-style-name="P15" xml:id="id46" draw:id="id46" draw:layer="layout" svg:width="3.54cm" svg:height="0.5cm" svg:x="23.3cm" svg:y="3.1cm">
          <text:p text:style-name="P3"><text:span text:style-name="T11">Potential Issue - </text:span><text:span text:style-name="T12">I1</text:span></text:p>
        </draw:rect>
        <draw:connector draw:style-name="gr10" draw:text-style-name="P3" draw:layer="layout" draw:type="curve" svg:x1="18.65cm" svg:y1="2.835cm" svg:x2="13.44cm" svg:y2="3.1cm" draw:start-shape="id55" draw:start-glue-point="3" draw:end-shape="id39" svg:d="m18650 2835c-3907 0-1303 265-5210 265">
          <text:p/>
        </draw:connector>
        <draw:rect draw:style-name="gr2" draw:text-style-name="P15" xml:id="id48" draw:id="id48" draw:layer="layout" svg:width="3.917cm" svg:height="0.5cm" svg:x="18.145cm" svg:y="8.455cm">
          <text:p text:style-name="P3"><text:span text:style-name="T11">Submitter Profile - S1</text:span></text:p>
        </draw:rect>
        <draw:custom-shape draw:style-name="gr18" draw:text-style-name="P20" draw:layer="layout" svg:width="3.6cm" svg:height="1.87cm" svg:x="23.201cm" svg:y="9.455cm">
          <text:p text:style-name="P3"><text:span text:style-name="T16">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22cm" svg:height="1.477cm" svg:x="3.41cm" svg:y="12.795cm">
          <draw:text-box>
            <text:p><text:span text:style-name="T5">Status of a message or batch for submission to system DQA is installed in front of. </text:span></text:p>
          </draw:text-box>
        </draw:frame>
        <draw:frame draw:style-name="gr14"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4" draw:text-style-name="P7" draw:layer="layout" svg:width="4.829cm" svg:height="1.159cm" svg:x="8.611cm" svg:y="7.6cm">
          <draw:text-box>
            <text:p><text:span text:style-name="T5">Actual message received, response returned and most recent submission status.</text:span></text:p>
          </draw:text-box>
        </draw:frame>
        <draw:frame draw:style-name="gr14" draw:text-style-name="P7" draw:layer="layout" svg:width="4.181cm" svg:height="1.159cm" svg:x="13.8cm" svg:y="11.611cm">
          <draw:text-box>
            <text:p><text:span text:style-name="T5">A collection of codes into a table, largely congruent with HL7 standard tables.</text:span></text:p>
          </draw:text-box>
        </draw:frame>
        <draw:custom-shape draw:style-name="gr15" draw:text-style-name="P14" draw:layer="layout" svg:width="1.905cm" svg:height="0.788cm" svg:x="16.735cm" svg:y="12.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435cm" svg:height="2.113cm" svg:x="9.2cm" svg:y="17.9cm">
          <draw:text-box>
            <text:p><text:span text:style-name="T5">A standard code defined by HL7, CDC or DQA nationally. Status for code value is the national status and not the local status. Local status should be defined by profile or template.</text:span></text:p>
          </draw:text-box>
        </draw:frame>
        <draw:custom-shape draw:style-name="gr15" draw:text-style-name="P14" draw:layer="layout" svg:width="1.905cm" svg:height="0.788cm" svg:x="12.409cm" svg:y="19.7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911cm" svg:height="0.841cm" svg:x="16.6cm" svg:y="19.7cm">
          <draw:text-box>
            <text:p><text:span text:style-name="T5">A collection of codes into a table, congruent with HL7 standard tables.</text:span></text:p>
          </draw:text-box>
        </draw:frame>
        <draw:frame draw:style-name="gr14" draw:text-style-name="P7" draw:layer="layout" svg:width="5.388cm" svg:height="2.173cm" svg:x="21.52cm" svg:y="16.3cm">
          <draw:text-box>
            <text:p><text:span text:style-name="T14">Valid</text:span><text:span text:style-name="T5"> - code may be used</text:span></text:p>
            <text:p><text:span text:style-name="T14">Invalid</text:span><text:span text:style-name="T5"> - code should not be used</text:span></text:p>
            <text:p><text:span text:style-name="T14">Unrecognized</text:span><text:span text:style-name="T5"> - code is not known</text:span></text:p>
            <text:p><text:span text:style-name="T14">Deprecated</text:span><text:span text:style-name="T5"> - code is old</text:span></text:p>
            <text:p><text:span text:style-name="T14">Ignored</text:span><text:span text:style-name="T5"> - code represents a concept that should be skipped or not processed</text:span></text:p>
          </draw:text-box>
        </draw:frame>
        <draw:frame draw:style-name="gr14"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19"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5" xml:id="id57" draw:id="id57" draw:layer="layout" svg:width="3.255cm" svg:height="0.5cm" svg:x="13.055cm" svg:y="6.08cm">
          <text:p text:style-name="P3"><text:span text:style-name="T11">Issue Action - </text:span><text:span text:style-name="T12">I1</text:span></text:p>
        </draw:rect>
        <draw:ellipse draw:style-name="gr11" draw:text-style-name="P3" xml:id="id56" draw:id="id56" draw:layer="layout" svg:width="0.261cm" svg:height="0.271cm" svg:x="11.365cm" svg:y="6.195cm">
          <text:p/>
        </draw:ellipse>
        <draw:connector draw:style-name="gr10" draw:text-style-name="P3" draw:layer="layout" draw:type="curve" svg:x1="11.626cm" svg:y1="6.33cm" svg:x2="13.055cm" svg:y2="6.33cm" draw:start-shape="id56" draw:start-glue-point="1" draw:end-shape="id57" draw:end-glue-point="3" svg:d="m11626 6330h1429">
          <text:p/>
        </draw:connector>
        <draw:ellipse draw:style-name="gr11" draw:text-style-name="P3" xml:id="id58" draw:id="id58" draw:layer="layout" svg:width="0.261cm" svg:height="0.271cm" svg:x="18.649cm" svg:y="4.175cm">
          <text:p/>
        </draw:ellipse>
        <draw:connector draw:style-name="gr10" draw:text-style-name="P3" draw:layer="layout" draw:type="curve" svg:x1="18.649cm" svg:y1="4.31cm" svg:x2="16.31cm" svg:y2="6.33cm" draw:start-shape="id58" draw:start-glue-point="3" draw:end-shape="id57" draw:end-glue-point="1" svg:d="m18649 4310c-1753 0-584 2020-2339 2020">
          <text:p/>
        </draw:connector>
        <draw:rect draw:style-name="gr2" draw:text-style-name="P15" xml:id="id44" draw:id="id44" draw:layer="layout" svg:width="3.917cm" svg:height="0.5cm" svg:x="12.393cm" svg:y="4.245cm">
          <text:p text:style-name="P3"><text:span text:style-name="T11">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59" draw:id="id59" draw:layer="layout" svg:width="3.255cm" svg:height="0.5cm" svg:x="10.11cm" svg:y="10.83cm">
          <text:p text:style-name="P3"><text:span text:style-name="T11">Potential Issue - </text:span><text:span text:style-name="T12">I1</text:span></text:p>
        </draw:rect>
        <draw:connector draw:style-name="gr10" draw:text-style-name="P3" draw:layer="layout" draw:type="curve" svg:x1="11.737cm" svg:y1="10.83cm" svg:x2="13.8cm" svg:y2="9.4cm" draw:start-shape="id59" draw:end-shape="id35" draw:end-glue-point="3" svg:d="m11737 10830c0-954 687-1430 2063-1430">
          <text:p/>
        </draw:connector>
        <draw:rect draw:style-name="gr2" draw:text-style-name="P15" xml:id="id60" draw:id="id60" draw:layer="layout" svg:width="4.32cm" svg:height="0.5cm" svg:x="17.61cm" svg:y="7.6cm">
          <text:p text:style-name="P3"><text:span text:style-name="T11">Batch Code Received - B1</text:span></text:p>
        </draw:rect>
        <draw:connector draw:style-name="gr10" draw:text-style-name="P3" draw:layer="layout" draw:type="curve" svg:x1="21.93cm" svg:y1="7.85cm" svg:x2="23.04cm" svg:y2="7.85cm" draw:start-shape="id60" draw:start-glue-point="1" draw:end-shape="id33" svg:d="m21930 7850h1110">
          <text:p/>
        </draw:connector>
        <draw:connector draw:style-name="gr10" draw:text-style-name="P3" draw:layer="layout" draw:type="curve" svg:x1="2.687cm" svg:y1="6.8cm" svg:x2="3.41cm" svg:y2="8.65cm" draw:start-shape="id52" draw:start-glue-point="2" draw:end-shape="id41" draw:end-glue-point="3" svg:d="m2687 6800c0 1234 241 1850 723 1850">
          <text:p/>
        </draw:connector>
        <draw:rect draw:style-name="gr2" draw:text-style-name="P15" xml:id="id62" draw:id="id62" draw:layer="layout" svg:width="3.175cm" svg:height="0.5cm" svg:x="11.93cm" svg:y="1.77cm">
          <text:p text:style-name="P3"><text:span text:style-name="T11">Next of Kin - D2</text:span></text:p>
        </draw:rect>
        <draw:rect draw:style-name="gr2" draw:text-style-name="P15" xml:id="id63" draw:id="id63" draw:layer="layout" svg:width="3.175cm" svg:height="0.5cm" svg:x="12.43cm" svg:y="1cm">
          <text:p text:style-name="P3"><text:span text:style-name="T11">Vaccination - D1</text:span></text:p>
        </draw:rect>
        <draw:rect draw:style-name="gr2" draw:text-style-name="P15" xml:id="id61" draw:id="id61" draw:layer="layout" svg:width="2.54cm" svg:height="0.5cm" svg:x="7.785cm" svg:y="1.335cm">
          <text:p text:style-name="P3"><text:span text:style-name="T11">Patient - D1</text:span></text:p>
        </draw:rect>
        <draw:connector draw:style-name="gr10" draw:text-style-name="P3" draw:layer="layout" draw:type="curve" svg:x1="10.325cm" svg:y1="1.585cm" svg:x2="11.025cm" svg:y2="2.6cm" draw:start-shape="id61" draw:start-glue-point="1" draw:end-shape="id39" draw:end-glue-point="0" svg:d="m10325 1585c467 0 700 338 700 1015">
          <text:p/>
        </draw:connector>
        <draw:connector draw:style-name="gr10" draw:text-style-name="P3" draw:layer="layout" draw:type="curve" svg:x1="11.93cm" svg:y1="2.02cm" svg:x2="11.025cm" svg:y2="2.6cm" draw:start-shape="id62" draw:start-glue-point="3" draw:end-shape="id39" draw:end-glue-point="0" svg:d="m11930 2020c-604 0-905 193-905 580">
          <text:p/>
        </draw:connector>
        <draw:connector draw:style-name="gr10" draw:text-style-name="P3" draw:layer="layout" draw:type="curve" svg:x1="12.43cm" svg:y1="1.25cm" svg:x2="11.025cm" svg:y2="2.6cm" draw:start-shape="id63" draw:start-glue-point="3" draw:end-shape="id39" svg:d="m12430 1250c-937 0-1405 450-1405 1350">
          <text:p/>
        </draw:connector>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ellipse draw:style-name="gr11" draw:text-style-name="P3" xml:id="id64" draw:id="id64" draw:layer="layout" svg:width="0.261cm" svg:height="0.271cm" svg:x="9.1cm" svg:y="17.273cm">
          <text:p/>
        </draw:ellipse>
        <draw:connector draw:style-name="gr10" draw:text-style-name="P3" draw:layer="layout" draw:type="curve" svg:x1="9.1cm" svg:y1="17.408cm" svg:x2="13.8cm" svg:y2="9.401cm" draw:start-shape="id64" draw:start-glue-point="3" svg:d="m9100 17408c-751 0-3101-8007 4700-8007">
          <text:p/>
        </draw:connector>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66" draw:id="id66"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11" draw:text-style-name="P3" xml:id="id65" draw:id="id65" draw:layer="layout" svg:width="0.261cm" svg:height="0.271cm" svg:x="16.302cm" svg:y="2.695cm">
          <text:p/>
        </draw:ellipse>
        <draw:connector draw:style-name="gr10" draw:text-style-name="P3" draw:layer="layout" draw:type="curve" svg:x1="16.563cm" svg:y1="2.83cm" svg:x2="18.98cm" svg:y2="7.015cm" draw:start-shape="id65" draw:start-glue-point="1" draw:end-shape="id66" draw:end-glue-point="1" svg:d="m16563 2830c4377 0 3168 4185 2417 4185">
          <text:p/>
        </draw:connector>
        <draw:ellipse draw:style-name="gr11" draw:text-style-name="P3" xml:id="id67" draw:id="id67" draw:layer="layout" svg:width="0.261cm" svg:height="0.271cm" svg:x="3.494cm" svg:y="8.827cm">
          <text:p/>
        </draw:ellipse>
        <draw:connector draw:style-name="gr20" draw:text-style-name="P3" draw:layer="layout" draw:type="curve" svg:x1="3.755cm" svg:y1="8.962cm" svg:x2="13.565cm" svg:y2="7.015cm" draw:start-shape="id67" draw:start-glue-point="1" draw:end-shape="id66" draw:end-glue-point="3" svg:d="m3755 8962c7357 0 2453-1947 9810-1947">
          <text:p/>
        </draw:connector>
        <draw:ellipse draw:style-name="gr11" draw:text-style-name="P3" xml:id="id68" draw:id="id68" draw:layer="layout" svg:width="0.261cm" svg:height="0.271cm" svg:x="13.41cm" svg:y="8.746cm">
          <text:p/>
        </draw:ellipse>
        <draw:connector draw:style-name="gr10" draw:text-style-name="P3" draw:layer="layout" draw:type="curve" svg:x1="13.41cm" svg:y1="8.881cm" svg:x2="12.495cm" svg:y2="15.141cm" draw:start-shape="id68" draw:start-glue-point="3" draw:end-shape="id69" draw:end-glue-point="3" svg:d="m13410 8881c-2124 0-1666 6260-915 6260">
          <text:p/>
        </draw:connector>
        <draw:ellipse draw:style-name="gr11" draw:text-style-name="P3" xml:id="id70" draw:id="id70" draw:layer="layout" svg:width="0.261cm" svg:height="0.271cm" svg:x="16.349cm" svg:y="10.174cm">
          <text:p/>
        </draw:ellipse>
        <draw:connector draw:style-name="gr10" draw:text-style-name="P3" draw:layer="layout" draw:type="curve" svg:x1="16.61cm" svg:y1="10.309cm" svg:x2="17.932cm" svg:y2="9.755cm" draw:start-shape="id70" draw:start-glue-point="1" draw:end-shape="id71" draw:end-glue-point="2" svg:d="m16610 10309c882 0 1322-184 1322-554">
          <text:p/>
        </draw:connector>
        <draw:ellipse draw:style-name="gr11" draw:text-style-name="P3" xml:id="id72" draw:id="id72" draw:layer="layout" svg:width="0.261cm" svg:height="0.271cm" svg:x="16.344cm" svg:y="10.605cm">
          <text:p/>
        </draw:ellipse>
        <draw:connector draw:style-name="gr10" draw:text-style-name="P3" draw:layer="layout" draw:type="curve" svg:x1="16.605cm" svg:y1="10.74cm" svg:x2="17.945cm" svg:y2="11.26cm" draw:start-shape="id72" draw:start-glue-point="1" draw:end-shape="id73"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11" draw:text-style-name="P3" xml:id="id74" draw:id="id74" draw:layer="layout" svg:width="0.261cm" svg:height="0.271cm" svg:x="6.105cm" svg:y="14.194cm">
          <text:p/>
        </draw:ellipse>
        <draw:connector draw:style-name="gr10" draw:text-style-name="P3" draw:layer="layout" draw:type="curve" svg:x1="6.366cm" svg:y1="14.329cm" svg:x2="13.565cm" svg:y2="7.015cm" draw:start-shape="id74" draw:start-glue-point="1" draw:end-shape="id66" svg:d="m6366 14329c5400 0 1801-7314 7199-7314">
          <text:p/>
        </draw:connector>
        <draw:ellipse draw:style-name="gr11" draw:text-style-name="P3" xml:id="id75" draw:id="id75" draw:layer="layout" svg:width="0.261cm" svg:height="0.271cm" svg:x="7.835cm" svg:y="3.888cm">
          <text:p/>
        </draw:ellipse>
        <draw:connector draw:style-name="gr10" draw:text-style-name="P3" draw:layer="layout" draw:type="curve" svg:x1="8.096cm" svg:y1="4.023cm" svg:x2="13.565cm" svg:y2="7.015cm" draw:start-shape="id75" draw:start-glue-point="1" draw:end-shape="id66" svg:d="m8096 4023c4102 0 1368 2992 5469 2992">
          <text:p/>
        </draw:connector>
        <draw:ellipse draw:style-name="gr11" draw:text-style-name="P3" xml:id="id76" draw:id="id76" draw:layer="layout" svg:width="0.261cm" svg:height="0.271cm" svg:x="5.035cm" svg:y="4.438cm">
          <text:p/>
        </draw:ellipse>
        <draw:connector draw:style-name="gr10" draw:text-style-name="P3" draw:layer="layout" draw:type="curve" svg:x1="5.035cm" svg:y1="4.573cm" svg:x2="2.967cm" svg:y2="3.74cm" draw:start-shape="id76" draw:start-glue-point="3" draw:end-shape="id77"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69" draw:id="id69" draw:layer="layout" svg:width="3.653cm" svg:height="1cm" svg:x="12.495cm" svg:y="14.641cm">
          <text:p text:style-name="P3"><text:span text:style-name="T2">Batch Type</text:span></text:p>
        </draw:rect>
        <draw:custom-shape draw:style-name="gr12" draw:text-style-name="P12" draw:layer="layout" svg:width="3.054cm" svg:height="1.948cm" svg:x="12.795cm" svg:y="16.841cm">
          <text:p text:style-name="P1"><text:span text:style-name="T8">S Submission</text:span></text:p>
          <text:p text:style-name="P1"><text:span text:style-name="T8">D Daily</text:span></text:p>
          <text:p text:style-name="P1"><text:span text:style-name="T8">W Weekly</text:span></text:p>
          <text:p text:style-name="P1"><text:span text:style-name="T8">M Monthly</text:span></text:p>
          <text:p text:style-name="P1"><text:span text:style-name="T8">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3.923cm" svg:height="1.675cm" svg:x="3.44cm" svg:y="18.915cm">
          <draw:text-box>
            <text:p><text:span text:style-name="T9">Batch and</text:span></text:p>
            <text:p><text:span text:style-name="T9">DQA Report</text:span></text:p>
          </draw:text-box>
        </draw:frame>
        <draw:connector draw:style-name="gr21" draw:text-style-name="P3" draw:layer="layout" draw:type="curve" svg:x1="20.239cm" svg:y1="2.864cm" svg:x2="18.98cm" svg:y2="7.015cm" draw:start-shape="id78" draw:start-glue-point="3" draw:end-shape="id66" draw:end-glue-point="1" svg:d="m20239 2864c-943 0-314 4151-1259 4151">
          <text:p/>
        </draw:connector>
        <draw:rect draw:style-name="gr2" draw:text-style-name="P15" xml:id="id77" draw:id="id77" draw:layer="layout" svg:width="3.685cm" svg:height="0.5cm" svg:x="1.125cm" svg:y="3.24cm">
          <text:p text:style-name="P3"><text:span text:style-name="T11">Code Received - p4</text:span></text:p>
        </draw:rect>
        <draw:rect draw:style-name="gr2" draw:text-style-name="P15" xml:id="id80" draw:id="id80" draw:layer="layout" svg:width="3.22cm" svg:height="0.5cm" svg:x="7.658cm" svg:y="14.565cm">
          <text:p text:style-name="P3"><text:span text:style-name="T11">Vaccine CVX - V1</text:span></text:p>
        </draw:rect>
        <draw:ellipse draw:style-name="gr11" draw:text-style-name="P3" xml:id="id79" draw:id="id79" draw:layer="layout" svg:width="0.261cm" svg:height="0.271cm" svg:x="6.105cm" svg:y="14.68cm">
          <text:p/>
        </draw:ellipse>
        <draw:connector draw:style-name="gr10" draw:text-style-name="P3" draw:layer="layout" draw:type="curve" svg:x1="6.366cm" svg:y1="14.815cm" svg:x2="7.658cm" svg:y2="14.815cm" draw:start-shape="id79" draw:start-glue-point="1" draw:end-shape="id80" draw:end-glue-point="3" svg:d="m6366 14815h1292">
          <text:p/>
        </draw:connector>
        <draw:ellipse draw:style-name="gr11" draw:text-style-name="P3" xml:id="id81" draw:id="id81" draw:layer="layout" svg:width="0.261cm" svg:height="0.271cm" svg:x="14.02cm" svg:y="3.186cm">
          <text:p/>
        </draw:ellipse>
        <draw:connector draw:style-name="gr10" draw:text-style-name="P3" draw:layer="layout" draw:type="curve" svg:x1="14.02cm" svg:y1="3.321cm" svg:x2="11.861cm" svg:y2="1.935cm" draw:start-shape="id81" draw:start-glue-point="3" draw:end-shape="id82" svg:d="m14020 3321c-1440 0-2159-462-2159-1386">
          <text:p/>
        </draw:connector>
        <draw:rect draw:style-name="gr2" draw:text-style-name="P15" xml:id="id82" draw:id="id82" draw:layer="layout" svg:width="3.917cm" svg:height="0.5cm" svg:x="9.903cm" svg:y="1.435cm">
          <text:p text:style-name="P3"><text:span text:style-name="T11">Potential Issue - p3</text:span></text:p>
        </draw:rect>
        <draw:rect draw:style-name="gr2" draw:text-style-name="P15" xml:id="id73" draw:id="id73" draw:layer="layout" svg:width="3.81cm" svg:height="0.5cm" svg:x="16.04cm" svg:y="11.26cm">
          <text:p text:style-name="P3"><text:span text:style-name="T11">Submitter Profile - S1</text:span></text:p>
        </draw:rect>
        <draw:rect draw:style-name="gr2" draw:text-style-name="P15" xml:id="id71" draw:id="id71" draw:layer="layout" svg:width="3.835cm" svg:height="0.5cm" svg:x="16.015cm" svg:y="9.255cm">
          <text:p text:style-name="P3"><text:span text:style-name="T11">Submit Status - M1</text:span></text:p>
        </draw:rect>
        <draw:rect draw:style-name="gr1" draw:text-style-name="P2" draw:layer="layout" svg:width="6.5cm" svg:height="13.664cm" svg:x="20.4cm" svg:y="2cm">
          <text:p text:style-name="P1"><text:span text:style-name="T17">report_id</text:span></text:p>
          <text:p text:style-name="P1"><text:span text:style-name="T17">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11" draw:text-style-name="P3" xml:id="id78" draw:id="id78" draw:layer="layout" svg:width="0.261cm" svg:height="0.271cm" svg:x="20.239cm" svg:y="2.729cm">
          <text:p/>
        </draw:ellipse>
        <draw:frame draw:style-name="gr14"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4"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4" draw:text-style-name="P7" draw:layer="layout" svg:width="3.644cm" svg:height="1.477cm" svg:x="12.495cm" svg:y="19.073cm">
          <draw:text-box>
            <text:p><text:span text:style-name="T5">A category for the message batch indicating the purpose the DQA created it for.</text:span></text:p>
          </draw:text-box>
        </draw:frame>
        <draw:frame draw:style-name="gr22" draw:text-style-name="P7" draw:layer="layout" svg:width="4.006cm" svg:height="1.159cm" svg:x="14.167cm" svg:y="4.171cm">
          <draw:text-box>
            <text:p><text:span text:style-name="T5">An summary of how many times a particular issue was identified in a batch.</text:span></text:p>
          </draw:text-box>
        </draw:frame>
        <draw:frame draw:style-name="gr14"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4" draw:text-style-name="P7" draw:layer="layout" svg:width="4.001cm" svg:height="1.477cm" svg:x="1.452cm" svg:y="10.318cm">
          <draw:text-box>
            <text:p><text:span text:style-name="T5">A summary of how many times a specific action was taken for the messages in a batch. </text:span></text:p>
          </draw:text-box>
        </draw:frame>
        <draw:frame draw:style-name="gr14" draw:text-style-name="P7" draw:layer="layout" svg:width="5.156cm" svg:height="1.159cm" svg:x="5.235cm" svg:y="5.415cm">
          <draw:text-box>
            <text:p><text:span text:style-name="T5">A summary of how many code values were received for the messages in this batch.</text:span></text:p>
          </draw:text-box>
        </draw:frame>
        <draw:frame draw:style-name="gr14" draw:text-style-name="P7" draw:layer="layout" svg:width="3.927cm" svg:height="3.127cm" svg:x="16.148cm" svg:y="15.641cm">
          <draw:text-box>
            <text:p><text:span text:style-name="T14">Submission</text:span><text:span text:style-name="T5"> - messages submitted together</text:span></text:p>
            <text:p><text:span text:style-name="T14">Daily</text:span><text:span text:style-name="T5"> - <text:s/>message submitted in a certain day</text:span></text:p>
            <text:p><text:span text:style-name="T14">Weekly</text:span><text:span text:style-name="T5"> - messages submitted in a certain week</text:span></text:p>
            <text:p><text:span text:style-name="T14">Monthly</text:span><text:span text:style-name="T5"> - message submitted in a certain month</text:span></text:p>
            <text:p><text:span text:style-name="T14">Other</text:span><text:span text:style-name="T5"> - user defined</text:span></text:p>
          </draw:text-box>
        </draw:frame>
        <draw:rect draw:style-name="gr2" draw:text-style-name="P15" xml:id="id84" draw:id="id84" draw:layer="layout" svg:width="3.255cm" svg:height="0.5cm" svg:x="6cm" svg:y="9.19cm">
          <text:p text:style-name="P3"><text:span text:style-name="T11">Issue Action - p3</text:span></text:p>
        </draw:rect>
        <draw:ellipse draw:style-name="gr11" draw:text-style-name="P3" xml:id="id83" draw:id="id83" draw:layer="layout" svg:width="0.261cm" svg:height="0.271cm" svg:x="4.175cm" svg:y="9.305cm">
          <text:p/>
        </draw:ellipse>
        <draw:connector draw:style-name="gr10" draw:text-style-name="P3" draw:layer="layout" draw:type="curve" svg:x1="4.436cm" svg:y1="9.44cm" svg:x2="6cm" svg:y2="9.44cm" draw:start-shape="id83" draw:start-glue-point="1" draw:end-shape="id84"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85" draw:id="id85" draw:layer="layout" svg:width="3.175cm" svg:height="0.5cm" svg:x="13.7cm" svg:y="5.58cm">
          <text:p text:style-name="P3"><text:span text:style-name="T11">Receive Queue - M1</text:span></text:p>
        </draw:rect>
        <draw:connector draw:style-name="gr10" draw:text-style-name="P3" draw:layer="layout" draw:type="curve" svg:x1="13.7cm" svg:y1="5.83cm" svg:x2="13.565cm" svg:y2="7.015cm" draw:start-shape="id85" draw:end-shape="id66" svg:d="m13700 5830c-954 0-886 1185-135 1185">
          <text:p/>
        </draw:connector>
        <draw:rect draw:style-name="gr2" draw:text-style-name="P15" draw:layer="layout" svg:width="3.685cm" svg:height="0.5cm" svg:x="1.126cm" svg:y="3.24cm">
          <text:p text:style-name="P3"><text:span text:style-name="T11">Code Received - M1</text:span></text:p>
        </draw:rect>
        <draw:rect draw:style-name="gr2" draw:text-style-name="P15" draw:layer="layout" svg:width="3.917cm" svg:height="0.5cm" svg:x="9.904cm" svg:y="1.435cm">
          <text:p text:style-name="P3"><text:span text:style-name="T11">Potential Issue - </text:span><text:span text:style-name="T12">I1</text:span></text:p>
        </draw:rect>
        <draw:rect draw:style-name="gr2" draw:text-style-name="P15" draw:layer="layout" svg:width="3.255cm" svg:height="0.5cm" svg:x="6.001cm" svg:y="9.19cm">
          <text:p text:style-name="P3"><text:span text:style-name="T11">Issue Action - </text:span><text:span text:style-name="T12">I1</text:span></text:p>
        </draw:rect>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6" draw:style-name="dp1" draw:master-page-name="Default">
        <draw:rect draw:style-name="gr1" draw:text-style-name="P2" draw:layer="layout" svg:width="11cm" svg:height="13.135cm" svg:x="9.19cm" svg:y="5.563cm">
          <text:p text:style-name="P1"><text:span text:style-name="T17">patient_id</text:span></text:p>
          <text:p text:style-name="P1"><text:span text:style-name="T17">received_id</text:span></text:p>
          <text:p text:style-name="P1"><text:span text:style-name="T17">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draw:layer="layout" svg:width="11cm" svg:height="1cm" svg:x="9.19cm" svg:y="4.563cm">
          <text:p text:style-name="P3"><text:span text:style-name="T2">Patient</text:span></text:p>
        </draw:rect>
        <draw:frame draw:style-name="gr3" draw:text-style-name="P21" draw:layer="layout" svg:width="5.345cm" svg:height="12.575cm" svg:x="14.245cm" svg:y="5.5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text:p>
          </draw:text-box>
        </draw:frame>
        <draw:ellipse draw:style-name="gr11" draw:text-style-name="P3" xml:id="id86" draw:id="id86" draw:layer="layout" svg:width="0.261cm" svg:height="0.271cm" svg:x="9.029cm" svg:y="6.292cm">
          <text:p/>
        </draw:ellipse>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87" draw:id="id87" draw:layer="layout" svg:width="3.81cm" svg:height="0.5cm" svg:x="3.54cm" svg:y="6.215cm">
          <text:p text:style-name="P3"><text:span text:style-name="T11">Message Received - M1</text:span></text:p>
        </draw:rect>
        <draw:connector draw:style-name="gr10" draw:text-style-name="P3" draw:layer="layout" draw:type="curve" svg:x1="9.029cm" svg:y1="6.427cm" svg:x2="7.35cm" svg:y2="6.465cm" draw:start-shape="id86" draw:start-glue-point="3" draw:end-shape="id87" svg:d="m9029 6427c-1258 0-419 38-1679 38">
          <text:p/>
        </draw:connector>
        <draw:frame draw:style-name="gr14" draw:text-style-name="P7" draw:layer="layout" svg:width="11cm" svg:height="1.477cm" svg:x="9.19cm" svg:y="18.6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18">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5.36cm" svg:x="38.141cm" svg:y="6.953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draw:rect>
        <draw:rect draw:style-name="gr2" draw:text-style-name="P4" xml:id="id89" draw:id="id89" draw:layer="layout" svg:width="4.134cm" svg:height="1cm" svg:x="38.141cm" svg:y="5.963cm">
          <text:p text:style-name="P3"><text:span text:style-name="T2">Patient Phone</text:span></text:p>
        </draw:rect>
        <draw:frame draw:style-name="gr14" draw:text-style-name="P7" draw:layer="layout" svg:width="4.134cm" svg:height="1.159cm" svg:x="38.141cm" svg:y="12.313cm">
          <draw:text-box>
            <text:p><text:span text:style-name="T5">Detail on phone number sent. A patient may have more than one phone number.</text:span></text:p>
          </draw:text-box>
        </draw:frame>
        <draw:rect draw:style-name="gr1" draw:text-style-name="P2" draw:layer="layout" svg:width="4.134cm" svg:height="3.12cm" svg:x="38.141cm" svg:y="0.99cm">
          <text:p text:style-name="P1"><text:span text:style-name="T1">id_number_id</text:span></text:p>
          <text:p text:style-name="P1"><text:span text:style-name="T1">patient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38.141cm" svg:y="0cm">
          <text:p text:style-name="P3"><text:span text:style-name="T2">Patient Id Number</text:span></text:p>
        </draw:rect>
        <draw:frame draw:style-name="gr14" draw:text-style-name="P7" draw:layer="layout" svg:width="4.134cm" svg:height="1.477cm" svg:x="38.141cm" svg:y="4.11cm">
          <draw:text-box>
            <text:p><text:span text:style-name="T5">A patient id number that is used to identify the patient. A patient may have one or more ids.</text:span></text:p>
          </draw:text-box>
        </draw:frame>
        <draw:rect draw:style-name="gr1" draw:text-style-name="P2" draw:layer="layout" svg:width="5.08cm" svg:height="6.255cm" svg:x="-8.525cm" svg:y="1.99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xml:id="id90" draw:id="id90" draw:layer="layout" svg:width="5.08cm" svg:height="1cm" svg:x="-8.525cm" svg:y="1cm">
          <text:p text:style-name="P3"><text:span text:style-name="T2">Patient Address</text:span></text:p>
        </draw:rect>
        <draw:frame draw:style-name="gr14" draw:text-style-name="P7" draw:layer="layout" svg:width="5.08cm" svg:height="0.841cm" svg:x="-8.525cm" svg:y="8.245cm">
          <draw:text-box>
            <text:p><text:span text:style-name="T5">Detail of address for patient. A patient may have more than one address.</text:span></text:p>
          </draw:text-box>
        </draw:frame>
        <draw:ellipse draw:style-name="gr11" draw:text-style-name="P3" xml:id="id88" draw:id="id88" draw:layer="layout" svg:width="0.261cm" svg:height="0.271cm" svg:x="38.008cm" svg:y="1.65cm">
          <text:p/>
        </draw:ellipse>
        <draw:connector draw:style-name="gr10" draw:text-style-name="P3" draw:layer="layout" draw:type="curve" svg:x1="38.008cm" svg:y1="1.785cm" svg:x2="29.715cm" svg:y2="6.105cm" draw:start-shape="id88" draw:start-glue-point="3" svg:d="m38008 1785c-6595 0-2449 4320-8293 4320">
          <text:p/>
        </draw:connector>
        <draw:frame draw:style-name="gr16" draw:text-style-name="P17" draw:layer="layout" svg:width="1.732cm" svg:height="0.806cm" svg:x="25.23cm" svg:y="19.784cm">
          <draw:text-box>
            <text:p text:style-name="P16"><text:span text:style-name="T4">v1.06</text:span></text:p>
          </draw:text-box>
        </draw:frame>
        <draw:connector draw:style-name="gr10" draw:text-style-name="P3" draw:layer="layout" draw:type="curve" svg:x1="38.141cm" svg:y1="6.463cm" svg:x2="29.715cm" svg:y2="6.105cm" draw:start-shape="id89" draw:start-glue-point="3" svg:d="m38141 6463c-6694 0-2482-358-8426-358">
          <text:p/>
        </draw:connector>
        <draw:connector draw:style-name="gr10" draw:text-style-name="P3" draw:layer="layout" draw:type="curve" svg:x1="-3.445cm" svg:y1="1.5cm" svg:x2="-0.751cm" svg:y2="0.869cm" draw:start-shape="id90" draw:start-glue-point="1" svg:d="m-3445 1500c2397 0 1050-631 2694-631">
          <text:p/>
        </draw:connector>
      </draw:page>
      <draw:page draw:name="page7" draw:style-name="dp1" draw:master-page-name="Default">
        <draw:rect draw:style-name="gr1" draw:text-style-name="P2" draw:layer="layout" svg:width="10.795cm" svg:height="9.795cm" svg:x="7.985cm" svg:y="3.2cm">
          <text:p text:style-name="P1"><text:span text:style-name="T17">vaccination_id</text:span></text:p>
          <text:p text:style-name="P1"><text:span text:style-name="T17">received_id</text:span></text:p>
          <text:p text:style-name="P1"><text:span text:style-name="T17">position_id</text:span></text:p>
          <text:p text:style-name="P1"><text:span text:style-name="T17">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text:p>
        </draw:rect>
        <draw:rect draw:style-name="gr2" draw:text-style-name="P4" xml:id="id94" draw:id="id94"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91" draw:start-glue-point="3" draw:end-shape="id92"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5" xml:id="id92" draw:id="id92" draw:layer="layout" svg:width="3.81cm" svg:height="0.5cm" svg:x="1.035cm" svg:y="3.77cm">
          <text:p text:style-name="P3"><text:span text:style-name="T11">Message Received - M1</text:span></text:p>
        </draw:rect>
        <draw:ellipse draw:style-name="gr11" draw:text-style-name="P3" xml:id="id91" draw:id="id91" draw:layer="layout" svg:width="0.261cm" svg:height="0.271cm" svg:x="7.824cm" svg:y="3.9cm">
          <text:p/>
        </draw:ellipse>
        <draw:frame draw:style-name="gr14"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8.309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draw:text-box>
        </draw:frame>
        <draw:rect draw:style-name="gr1" draw:text-style-name="P2" draw:layer="layout" svg:width="4.134cm" svg:height="3.672cm" svg:x="22.806cm" svg:y="1.99cm">
          <text:p text:style-name="P1"><text:span text:style-name="T17">vis_id</text:span></text:p>
          <text:p text:style-name="P1"><text:span text:style-name="T17">vaccination_id</text:span></text:p>
          <text:p text:style-name="P1"><text:span text:style-name="T17">position_id</text:span></text:p>
          <text:p text:style-name="P1"><text:span text:style-name="T17">skipped</text:span></text:p>
          <text:p text:style-name="P1"><text:span text:style-name="T1">document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4" draw:text-style-name="P7" draw:layer="layout" svg:width="4.134cm" svg:height="1.477cm" svg:x="22.806cm" svg:y="5.662cm">
          <draw:text-box>
            <text:p><text:span text:style-name="T5">Vaccine Information Statement that was given to the patient for an administered vaccination. </text:span></text:p>
          </draw:text-box>
        </draw:frame>
        <draw:ellipse draw:style-name="gr11" draw:text-style-name="P3" xml:id="id93" draw:id="id93" draw:layer="layout" svg:width="0.261cm" svg:height="0.271cm" svg:x="22.694cm" svg:y="2.634cm">
          <text:p/>
        </draw:ellipse>
        <draw:connector draw:style-name="gr10" draw:text-style-name="P3" draw:layer="layout" draw:type="curve" svg:x1="22.694cm" svg:y1="2.769cm" svg:x2="18.78cm" svg:y2="2.7cm" draw:start-shape="id93" draw:start-glue-point="3" draw:end-shape="id94" svg:d="m22694 2769c-2935 0-979-69-3914-69">
          <text:p/>
        </draw:connector>
        <draw:frame draw:style-name="gr16" draw:text-style-name="P17" draw:layer="layout" svg:width="1.732cm" svg:height="0.806cm" svg:x="25.23cm" svg:y="19.784cm">
          <draw:text-box>
            <text:p text:style-name="P16"><text:span text:style-name="T4">v1.06</text:span></text:p>
          </draw:text-box>
        </draw:frame>
      </draw:page>
      <draw:page draw:name="page8" draw:style-name="dp1" draw:master-page-name="Default">
        <draw:rect draw:style-name="gr1" draw:text-style-name="P2" draw:layer="layout" svg:width="4.765cm" svg:height="9.99cm" svg:x="22.116cm" svg:y="1.99cm">
          <text:p text:style-name="P1"><text:span text:style-name="T17">next_of_kin_id</text:span></text:p>
          <text:p text:style-name="P1"><text:span text:style-name="T17">received_id</text:span></text:p>
          <text:p text:style-name="P1"><text:span text:style-name="T17">position_id</text:span></text:p>
          <text:p text:style-name="P1"><text:span text:style-name="T17">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11" draw:text-style-name="P3" xml:id="id95" draw:id="id95" draw:layer="layout" svg:width="0.261cm" svg:height="0.271cm" svg:x="21.955cm" svg:y="2.7cm">
          <text:p/>
        </draw:ellipse>
        <draw:connector draw:style-name="gr10" draw:text-style-name="P3" draw:layer="layout" draw:type="curve" svg:x1="21.955cm" svg:y1="2.835cm" svg:x2="19.81cm" svg:y2="9.375cm" draw:start-shape="id95" draw:start-glue-point="3" draw:end-shape="id96" draw:end-glue-point="0" svg:d="m21955 2835c-1430 0-2145 2180-2145 6540">
          <text:p/>
        </draw:connector>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96" draw:id="id96" draw:layer="layout" svg:width="3.81cm" svg:height="0.5cm" svg:x="17.905cm" svg:y="9.375cm">
          <text:p text:style-name="P3"><text:span text:style-name="T11">Message Received - M1</text:span></text:p>
        </draw:rect>
        <draw:frame draw:style-name="gr14"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18">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rect draw:style-name="gr2" draw:text-style-name="P15" xml:id="id98" draw:id="id98" draw:layer="layout" svg:width="3.81cm" svg:height="0.5cm" svg:x="7.01cm" svg:y="8.641cm">
          <text:p text:style-name="P3"><text:span text:style-name="T11">Vaccination - D1</text:span></text:p>
        </draw:rect>
        <draw:rect draw:style-name="gr1" draw:text-style-name="P2" draw:layer="layout" svg:width="4.131cm" svg:height="4.19cm" svg:x="12.951cm" svg:y="1.99cm">
          <text:p text:style-name="P1"><text:span text:style-name="T17">contra_id</text:span></text:p>
          <text:p text:style-name="P1"><text:span text:style-name="T17">received_id</text:span></text:p>
          <text:p text:style-name="P1"><text:span text:style-name="T17">position_id</text:span></text:p>
          <text:p text:style-name="P1"><text:span text:style-name="T17">skipped</text:span></text:p>
          <text:p text:style-name="P1"><text:span text:style-name="T17">effective_date</text:span></text:p>
          <text:p text:style-name="P1"><text:span text:style-name="T17">expiration_date</text:span></text:p>
          <text:p text:style-name="P1"><text:span text:style-name="T17">contra_code</text:span></text:p>
          <text:p text:style-name="P1"><text:span text:style-name="T17">vaccination_id</text:span><text:span text:style-name="T1"> <text:s text:c="3"/></text:span></text:p>
          <text:p text:style-name="P1"><text:span text:style-name="T1"/></text:p>
          <text:p text:style-name="P1"><text:span text:style-name="T1"/></text:p>
        </draw:rect>
        <draw:rect draw:style-name="gr2" draw:text-style-name="P4" draw:layer="layout" svg:width="4.131cm" svg:height="1cm" svg:x="12.951cm" svg:y="1cm">
          <text:p text:style-name="P3"><text:span text:style-name="T2">Patient Contra</text:span></text:p>
        </draw:rect>
        <draw:frame draw:style-name="gr14" draw:text-style-name="P7" draw:layer="layout" svg:width="4.131cm" svg:height="1.159cm" svg:x="12.951cm" svg:y="6.18cm">
          <draw:text-box>
            <text:p><text:span text:style-name="T5">Contraindication for vaccination. May or may not be associated with vaccination</text:span></text:p>
          </draw:text-box>
        </draw:frame>
        <draw:ellipse draw:style-name="gr11" draw:text-style-name="P3" xml:id="id97" draw:id="id97" draw:layer="layout" svg:width="0.261cm" svg:height="0.271cm" svg:x="12.79cm" svg:y="5.59cm">
          <text:p/>
        </draw:ellipse>
        <draw:connector draw:style-name="gr10" draw:text-style-name="P3" draw:layer="layout" draw:type="curve" svg:x1="12.79cm" svg:y1="5.725cm" svg:x2="8.915cm" svg:y2="8.641cm" draw:start-shape="id97" draw:start-glue-point="3" draw:end-shape="id98" draw:end-glue-point="0" svg:d="m12790 5725c-2584 0-3875 972-3875 2916">
          <text:p/>
        </draw:connector>
        <draw:rect draw:style-name="gr1" draw:text-style-name="P2" draw:layer="layout" svg:width="4.134cm" svg:height="3.12cm" svg:x="12.951cm" svg:y="8.786cm">
          <text:p text:style-name="P1"><text:span text:style-name="T17">reaction_id</text:span></text:p>
          <text:p text:style-name="P1"><text:span text:style-name="T17">received_id</text:span></text:p>
          <text:p text:style-name="P1"><text:span text:style-name="T17">position_id</text:span></text:p>
          <text:p text:style-name="P1"><text:span text:style-name="T17">skipped</text:span></text:p>
          <text:p text:style-name="P1"><text:span text:style-name="T17">reac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7.796cm">
          <text:p text:style-name="P3"><text:span text:style-name="T2">Patient Reaction</text:span></text:p>
        </draw:rect>
        <draw:frame draw:style-name="gr14" draw:text-style-name="P7" draw:layer="layout" svg:width="4.134cm" svg:height="1.159cm" svg:x="12.951cm" svg:y="11.906cm">
          <draw:text-box>
            <text:p><text:span text:style-name="T5">Reaction from receiving a vaccination. May or may not be associated with a vaccination. </text:span></text:p>
          </draw:text-box>
        </draw:frame>
        <draw:ellipse draw:style-name="gr11" draw:text-style-name="P3" xml:id="id99" draw:id="id99" draw:layer="layout" svg:width="0.261cm" svg:height="0.271cm" svg:x="12.79cm" svg:y="11.386cm">
          <text:p/>
        </draw:ellipse>
        <draw:connector draw:style-name="gr10" draw:text-style-name="P3" draw:layer="layout" draw:type="curve" svg:x1="12.79cm" svg:y1="11.521cm" svg:x2="10.82cm" svg:y2="8.891cm" draw:start-shape="id99" draw:start-glue-point="3" draw:end-shape="id98" draw:end-glue-point="1" svg:d="m12790 11521c-1477 0-493-2630-1970-2630">
          <text:p/>
        </draw:connector>
        <draw:rect draw:style-name="gr1" draw:text-style-name="P2" draw:layer="layout" svg:width="4.134cm" svg:height="3.12cm" svg:x="12.951cm" svg:y="14.69cm">
          <text:p text:style-name="P1"><text:span text:style-name="T17">disease_id</text:span></text:p>
          <text:p text:style-name="P1"><text:span text:style-name="T17">received_id</text:span></text:p>
          <text:p text:style-name="P1"><text:span text:style-name="T17">position_id</text:span></text:p>
          <text:p text:style-name="P1"><text:span text:style-name="T17">skipped</text:span></text:p>
          <text:p text:style-name="P1"><text:span text:style-name="T17">disease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13.7cm">
          <text:p text:style-name="P3"><text:span text:style-name="T2">Patient Disease</text:span></text:p>
        </draw:rect>
        <draw:frame draw:style-name="gr14" draw:text-style-name="P7" draw:layer="layout" svg:width="4.134cm" svg:height="1.159cm" svg:x="12.951cm" svg:y="17.81cm">
          <draw:text-box>
            <text:p><text:span text:style-name="T5">Disease that may impact immunity. May or may not be associated with a vaccination. </text:span></text:p>
          </draw:text-box>
        </draw:frame>
        <draw:ellipse draw:style-name="gr11" draw:text-style-name="P3" xml:id="id100" draw:id="id100" draw:layer="layout" svg:width="0.261cm" svg:height="0.271cm" svg:x="12.79cm" svg:y="17.29cm">
          <text:p/>
        </draw:ellipse>
        <draw:connector draw:style-name="gr10" draw:text-style-name="P3" draw:layer="layout" draw:type="curve" svg:x1="12.79cm" svg:y1="17.425cm" svg:x2="8.915cm" svg:y2="9.141cm" draw:start-shape="id100" draw:start-glue-point="3" draw:end-shape="id98" draw:end-glue-point="2" svg:d="m12790 17425c-2584 0-3875-2761-3875-8284">
          <text:p/>
        </draw:connector>
        <draw:rect draw:style-name="gr1" draw:text-style-name="P2" draw:layer="layout" svg:width="4.134cm" svg:height="3.12cm" svg:x="22.111cm" svg:y="14.585cm">
          <text:p text:style-name="P1"><text:span text:style-name="T17">indication_id</text:span></text:p>
          <text:p text:style-name="P1"><text:span text:style-name="T17">received_id</text:span></text:p>
          <text:p text:style-name="P1"><text:span text:style-name="T17">position_id</text:span></text:p>
          <text:p text:style-name="P1"><text:span text:style-name="T17">skipped</text:span></text:p>
          <text:p text:style-name="P1"><text:span text:style-name="T17">indica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22.111cm" svg:y="13.595cm">
          <text:p text:style-name="P3"><text:span text:style-name="T2">Patient Indication</text:span></text:p>
        </draw:rect>
        <draw:frame draw:style-name="gr14" draw:text-style-name="P7" draw:layer="layout" svg:width="4.134cm" svg:height="1.159cm" svg:x="22.111cm" svg:y="17.705cm">
          <draw:text-box>
            <text:p><text:span text:style-name="T5">Special indication for vaccination. May or may not be associated with a vaccination. </text:span></text:p>
          </draw:text-box>
        </draw:frame>
        <draw:ellipse draw:style-name="gr11" draw:text-style-name="P3" xml:id="id105" draw:id="id105" draw:layer="layout" svg:width="0.261cm" svg:height="0.271cm" svg:x="21.95cm" svg:y="17.185cm">
          <text:p/>
        </draw:ellipse>
        <draw:ellipse draw:style-name="gr11" draw:text-style-name="P3" xml:id="id101" draw:id="id101" draw:layer="layout" svg:width="0.261cm" svg:height="0.271cm" svg:x="15.708cm" svg:y="2.689cm">
          <text:p/>
        </draw:ellipse>
        <draw:connector draw:style-name="gr10" draw:text-style-name="P3" draw:layer="layout" draw:type="curve" svg:x1="15.969cm" svg:y1="2.824cm" svg:x2="19.81cm" svg:y2="9.375cm" draw:start-shape="id101" draw:start-glue-point="1" draw:end-shape="id96" draw:end-glue-point="0" svg:d="m15969 2824c2561 0 3841 2183 3841 6551">
          <text:p/>
        </draw:connector>
        <draw:ellipse draw:style-name="gr11" draw:text-style-name="P3" xml:id="id102" draw:id="id102" draw:layer="layout" svg:width="0.261cm" svg:height="0.271cm" svg:x="15.528cm" svg:y="9.471cm">
          <text:p/>
        </draw:ellipse>
        <draw:connector draw:style-name="gr10" draw:text-style-name="P3" draw:layer="layout" draw:type="curve" svg:x1="15.789cm" svg:y1="9.606cm" svg:x2="17.905cm" svg:y2="9.625cm" draw:start-shape="id102" draw:start-glue-point="1" draw:end-shape="id96" svg:d="m15789 9606c1587 0 529 19 2116 19">
          <text:p/>
        </draw:connector>
        <draw:ellipse draw:style-name="gr11" draw:text-style-name="P3" xml:id="id103" draw:id="id103" draw:layer="layout" svg:width="0.261cm" svg:height="0.271cm" svg:x="15.554cm" svg:y="15.378cm">
          <text:p/>
        </draw:ellipse>
        <draw:connector draw:style-name="gr10" draw:text-style-name="P3" draw:layer="layout" draw:type="curve" svg:x1="15.815cm" svg:y1="15.513cm" svg:x2="19.81cm" svg:y2="9.875cm" draw:start-shape="id103" draw:start-glue-point="1" draw:end-shape="id96" draw:end-glue-point="2" svg:d="m15815 15513c2664 0 3995-1879 3995-5638">
          <text:p/>
        </draw:connector>
        <draw:ellipse draw:style-name="gr11" draw:text-style-name="P3" xml:id="id104" draw:id="id104" draw:layer="layout" svg:width="0.261cm" svg:height="0.271cm" svg:x="22cm" svg:y="15.329cm">
          <text:p/>
        </draw:ellipse>
        <draw:connector draw:style-name="gr10" draw:text-style-name="P3" draw:layer="layout" draw:type="curve" svg:x1="22cm" svg:y1="15.464cm" svg:x2="19.81cm" svg:y2="9.875cm" draw:start-shape="id104" draw:start-glue-point="3" draw:end-shape="id96" draw:end-glue-point="2" svg:d="m22000 15464c-1460 0-2190-1863-2190-5589">
          <text:p/>
        </draw:connector>
        <draw:rect draw:style-name="gr2" draw:text-style-name="P15" xml:id="id106" draw:id="id106" draw:layer="layout" svg:width="3.81cm" svg:height="0.5cm" svg:x="17.61cm" svg:y="15.94cm">
          <text:p text:style-name="P3"><text:span text:style-name="T11">Vaccination - D1</text:span></text:p>
        </draw:rect>
        <draw:connector draw:style-name="gr10" draw:text-style-name="P3" draw:layer="layout" draw:type="curve" svg:x1="21.95cm" svg:y1="17.32cm" svg:x2="19.515cm" svg:y2="16.44cm" draw:start-shape="id105" draw:start-glue-point="3" draw:end-shape="id106" svg:d="m21950 17320c-1624 0-2435-293-2435-880">
          <text:p/>
        </draw:connector>
      </draw:page>
      <draw:page draw:name="page9"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08" draw:id="id108" draw:layer="layout" svg:width="4.1cm" svg:height="1cm" svg:x="1cm" svg:y="2.6cm">
          <text:p text:style-name="P3"><text:span text:style-name="T2">Vaccine Group</text:span></text:p>
        </draw:rect>
        <draw:custom-shape draw:style-name="gr9" draw:text-style-name="P12" draw:layer="layout" svg:width="3cm" svg:height="1.5cm" svg:x="1.5cm" svg:y="5.8cm">
          <text:p text:style-name="P1"><text:span text:style-name="T7">▪</text:span><text:span text:style-name="T7">Expected</text:span></text:p>
          <text:p text:style-name="P1"><text:span text:style-name="T7">▪</text:span><text:span text:style-name="T7">Recommended</text:span></text:p>
          <text:p text:style-name="P1"><text:span text:style-name="T7">▪</text:span><text:span text:style-name="T7">Optional</text:span></text:p>
          <text:p text:style-name="P1"><text:span text:style-name="T7">▪</text:span><text:span text:style-name="T7">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6.2cm" svg:x="8.8cm" svg:y="7.3cm">
          <text:p text:style-name="P1"><text:span text:style-name="T1">cvx_id</text:span></text:p>
          <text:p text:style-name="P1"><text:span text:style-name="T1">cvx_code</text:span></text:p>
          <text:p text:style-name="P1"><text:span text:style-name="T1">c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concept_type</text:span></text:p>
        </draw:rect>
        <draw:rect draw:style-name="gr2" draw:text-style-name="P4" xml:id="id110" draw:id="id110" draw:layer="layout" svg:width="4.1cm" svg:height="1cm" svg:x="8.8cm" svg:y="6.3cm">
          <text:p text:style-name="P3"><text:span text:style-name="T2">Vaccine CVX</text:span></text:p>
        </draw:rect>
        <draw:custom-shape draw:style-name="gr9" draw:text-style-name="P12" draw:layer="layout" svg:width="3cm" svg:height="1.184cm" svg:x="9.4cm" svg:y="11.8cm">
          <text:p text:style-name="P1"><text:span text:style-name="T7">▪</text:span><text:span text:style-name="T7">vaccine</text:span></text:p>
          <text:p text:style-name="P1"><text:span text:style-name="T7">▪</text:span><text:span text:style-name="T7">unspecified</text:span></text:p>
          <text:p text:style-name="P1"><text:span text:style-name="T7">▪</text:span><text:span text:style-name="T7">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3.7cm" svg:x="22cm" svg:y="6.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xml:id="id113" draw:id="id113" draw:layer="layout" svg:width="4.1cm" svg:height="1cm" svg:x="22cm" svg:y="5.2cm">
          <text:p text:style-name="P3"><text:span text:style-name="T2">Vaccine MVX</text:span></text:p>
        </draw:rect>
        <draw:rect draw:style-name="gr1" draw:text-style-name="P2" draw:layer="layout" svg:width="4.6cm" svg:height="1.7cm" svg:x="8.2cm" svg:y="2cm">
          <text:p text:style-name="P1"><text:span text:style-name="T1">cvx_group_id</text:span></text:p>
          <text:p text:style-name="P1"><text:span text:style-name="T1">group_id</text:span></text:p>
          <text:p text:style-name="P1"><text:span text:style-name="T1">cvx_id</text:span></text:p>
        </draw:rect>
        <draw:rect draw:style-name="gr2" draw:text-style-name="P4" draw:layer="layout" svg:width="4.6cm" svg:height="1cm" svg:x="8.2cm" svg:y="1cm">
          <text:p text:style-name="P3"><text:span text:style-name="T2">Vaccine CVX Group</text:span></text:p>
        </draw:rect>
        <draw:ellipse draw:style-name="gr11" draw:text-style-name="P3" xml:id="id107" draw:id="id107" draw:layer="layout" svg:width="0.261cm" svg:height="0.271cm" svg:x="8.039cm" svg:y="2.7cm">
          <text:p/>
        </draw:ellipse>
        <draw:connector draw:style-name="gr10" draw:text-style-name="P3" draw:layer="layout" draw:type="curve" svg:x1="8.039cm" svg:y1="2.835cm" svg:x2="5.1cm" svg:y2="3.1cm" draw:start-shape="id107" draw:start-glue-point="3" draw:end-shape="id108" draw:end-glue-point="1" svg:d="m8039 2835c-2203 0-734 265-2939 265">
          <text:p/>
        </draw:connector>
        <draw:connector draw:style-name="gr10" draw:text-style-name="P3" draw:layer="layout" draw:type="curve" svg:x1="8.1cm" svg:y1="3.335cm" svg:x2="8.8cm" svg:y2="6.8cm" draw:start-shape="id109" draw:start-glue-point="3" draw:end-shape="id110" draw:end-glue-point="3" svg:d="m8100 3335c-751 0-1101 3465 700 3465">
          <text:p/>
        </draw:connector>
        <draw:ellipse draw:style-name="gr11" draw:text-style-name="P3" xml:id="id109" draw:id="id109" draw:layer="layout" svg:width="0.261cm" svg:height="0.271cm" svg:x="8.1cm" svg:y="3.2cm">
          <text:p/>
        </draw:ellipse>
        <draw:rect draw:style-name="gr1" draw:text-style-name="P2" draw:layer="layout" svg:width="4.1cm" svg:height="4.7cm" svg:x="16.8cm" svg:y="3.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draw:layer="layout" svg:width="4.1cm" svg:height="1cm" svg:x="16.8cm" svg:y="2.2cm">
          <text:p text:style-name="P3"><text:span text:style-name="T2">Vaccine Product</text:span></text:p>
        </draw:rect>
        <draw:ellipse draw:style-name="gr11" draw:text-style-name="P3" xml:id="id111" draw:id="id111" draw:layer="layout" svg:width="0.261cm" svg:height="0.271cm" svg:x="16.639cm" svg:y="4.829cm">
          <text:p/>
        </draw:ellipse>
        <draw:connector draw:style-name="gr10" draw:text-style-name="P3" draw:layer="layout" draw:type="curve" svg:x1="16.639cm" svg:y1="4.964cm" svg:x2="12.9cm" svg:y2="6.8cm" draw:start-shape="id111" draw:start-glue-point="3" draw:end-shape="id110" svg:d="m16639 4964c-2803 0-934 1836-3739 1836">
          <text:p/>
        </draw:connector>
        <draw:connector draw:style-name="gr10" draw:text-style-name="P3" draw:layer="layout" draw:type="curve" svg:x1="19.353cm" svg:y1="5.435cm" svg:x2="22cm" svg:y2="5.7cm" draw:start-shape="id112" draw:start-glue-point="1" draw:end-shape="id113" draw:end-glue-point="3" svg:d="m19353 5435c1986 0 663 265 2647 265">
          <text:p/>
        </draw:connector>
        <draw:ellipse draw:style-name="gr11" draw:text-style-name="P3" xml:id="id112" draw:id="id112" draw:layer="layout" svg:width="0.261cm" svg:height="0.271cm" svg:x="19.092cm" svg:y="5.3cm">
          <text:p/>
        </draw:ellipse>
        <draw:rect draw:style-name="gr1" draw:text-style-name="P2" draw:layer="layout" svg:width="4.1cm" svg:height="4.2cm" svg:x="19.2cm" svg:y="12.2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draw:rect>
        <draw:rect draw:style-name="gr2" draw:text-style-name="P4" draw:layer="layout" svg:width="4.1cm" svg:height="1cm" svg:x="19.2cm" svg:y="11.2cm">
          <text:p text:style-name="P3"><text:span text:style-name="T2">Vaccine CPT</text:span></text:p>
        </draw:rect>
        <draw:ellipse draw:style-name="gr11" draw:text-style-name="P3" xml:id="id114" draw:id="id114" draw:layer="layout" svg:width="0.261cm" svg:height="0.271cm" svg:x="19.039cm" svg:y="15.729cm">
          <text:p/>
        </draw:ellipse>
        <draw:connector draw:style-name="gr10" draw:text-style-name="P3" draw:layer="layout" draw:type="curve" svg:x1="19.039cm" svg:y1="15.864cm" svg:x2="12.9cm" svg:y2="6.8cm" draw:start-shape="id114" draw:start-glue-point="3" draw:end-shape="id110" svg:d="m19039 15864c-4603 0-1534-9064-6139-9064">
          <text:p/>
        </draw:connector>
        <draw:frame draw:style-name="gr3" draw:layer="layout" svg:width="3.956cm" svg:height="1.675cm" svg:x="3.444cm" svg:y="18.91cm">
          <draw:text-box>
            <text:p>Vaccination </text:p>
            <text:p>Master Data</text:p>
          </draw:text-box>
        </draw:frame>
        <draw:frame draw:style-name="gr14" draw:text-style-name="P7" draw:layer="layout" svg:width="4.106cm" svg:height="1.159cm" svg:x="1cm" svg:y="7.8cm">
          <draw:text-box>
            <text:p><text:span text:style-name="T5">A general category for vaccines, for example MMR or Influenza. <text:s/></text:span></text:p>
          </draw:text-box>
        </draw:frame>
        <draw:frame draw:style-name="gr14" draw:text-style-name="P7" draw:layer="layout" svg:width="4.106cm" svg:height="0.841cm" svg:x="8.8cm" svg:y="13.5cm">
          <draw:text-box>
            <text:p><text:span text:style-name="T5">A vaccine code as defined by the CDC.</text:span></text:p>
          </draw:text-box>
        </draw:frame>
        <draw:custom-shape draw:style-name="gr15" draw:text-style-name="P14" draw:layer="layout" svg:width="1.905cm" svg:height="0.788cm" svg:x="3.91cm" svg:y="8.7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11.625cm" svg:y="14.0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0.841cm" svg:x="21.994cm" svg:y="9.9cm">
          <draw:text-box>
            <text:p><text:span text:style-name="T5">A manufacturer code assigned by the CDC.</text:span></text:p>
          </draw:text-box>
        </draw:frame>
        <draw:frame draw:style-name="gr14" draw:text-style-name="P7" draw:layer="layout" svg:width="4.088cm" svg:height="1.159cm" svg:x="19.2cm" svg:y="16.4cm">
          <draw:text-box>
            <text:p><text:span text:style-name="T5">A common procedural term code. Not deprecated in favor of CVX. </text:span></text:p>
          </draw:text-box>
        </draw:frame>
        <draw:custom-shape draw:style-name="gr15" draw:text-style-name="P14" draw:layer="layout" svg:width="1.905cm" svg:height="0.788cm" svg:x="24.92cm" svg:y="10.50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2.105cm" svg:y="17.2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1.159cm" svg:x="16.794cm" svg:y="7.9cm">
          <draw:text-box>
            <text:p><text:span text:style-name="T5">A vaccine manufactured and sold, a combination of the MVX and CVX codes. </text:span></text:p>
          </draw:text-box>
        </draw:frame>
        <draw:custom-shape draw:style-name="gr15" draw:text-style-name="P14" draw:layer="layout" svg:width="1.905cm" svg:height="0.788cm" svg:x="19.745cm" svg:y="8.7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606cm" svg:height="1.477cm" svg:x="8.2cm" svg:y="3.7cm">
          <draw:text-box>
            <text:p><text:span text:style-name="T5">A Vaccine CVX assigned to a Vaccine group. A specific vaccine can belong to more than one vaccine group.</text:span></text:p>
          </draw:text-box>
        </draw:frame>
        <draw:custom-shape draw:style-name="gr15" draw:text-style-name="P14" draw:layer="layout" svg:width="1.905cm" svg:height="0.788cm" svg:x="11.59cm" svg:y="4.89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V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15" draw:id="id115" draw:layer="layout" svg:width="4.445cm" svg:height="0.5cm" svg:x="2.905cm" svg:y="10.66cm">
          <text:p text:style-name="P3"><text:span text:style-name="T11">Batch Vaccine CVX - B5</text:span></text:p>
        </draw:rect>
        <draw:connector draw:style-name="gr10" draw:text-style-name="P3" draw:layer="layout" draw:type="curve" svg:x1="7.35cm" svg:y1="10.91cm" svg:x2="8.8cm" svg:y2="6.801cm" draw:start-shape="id115" draw:start-glue-point="1" svg:d="m7350 10910c1464 0 739-4109 1450-4109">
          <text:p/>
        </draw:connector>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10"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17" draw:id="id117"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19" draw:id="id119"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2" draw:text-style-name="P12" draw:layer="layout" svg:width="2.826cm" svg:height="1.719cm" svg:x="15.939cm" svg:y="11.981cm">
          <text:p text:style-name="P1"><text:span text:style-name="T8">0 - Error</text:span></text:p>
          <text:p text:style-name="P1"><text:span text:style-name="T8">1 - Warning</text:span></text:p>
          <text:p text:style-name="P1"><text:span text:style-name="T8">2 - Info</text:span></text:p>
          <text:p text:style-name="P1"><text:span text:style-name="T8">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116" draw:id="id116" draw:layer="layout" svg:width="0.261cm" svg:height="0.271cm" svg:x="7.639cm" svg:y="7.501cm">
          <text:p/>
        </draw:ellipse>
        <draw:connector draw:style-name="gr10" draw:text-style-name="P3" draw:layer="layout" draw:type="curve" svg:x1="7.639cm" svg:y1="7.636cm" svg:x2="5.7cm" svg:y2="7.3cm" draw:start-shape="id116" draw:start-glue-point="3" draw:end-shape="id117" draw:end-glue-point="1" svg:d="m7639 7636c-1453 0-484-336-1939-336">
          <text:p/>
        </draw:connector>
        <draw:ellipse draw:style-name="gr11" draw:text-style-name="P3" xml:id="id120" draw:id="id120" draw:layer="layout" svg:width="0.261cm" svg:height="0.271cm" svg:x="15.178cm" svg:y="10.929cm">
          <text:p/>
        </draw:ellipse>
        <draw:connector draw:style-name="gr10" draw:text-style-name="P3" draw:layer="layout" draw:type="curve" svg:x1="15.239cm" svg:y1="3.364cm" svg:x2="11.5cm" svg:y2="6.3cm" draw:start-shape="id118" draw:start-glue-point="3" draw:end-shape="id119"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11" draw:text-style-name="P3" xml:id="id118" draw:id="id118" draw:layer="layout" svg:width="0.261cm" svg:height="0.271cm" svg:x="15.239cm" svg:y="3.229cm">
          <text:p/>
        </draw:ellipse>
        <draw:connector draw:style-name="gr10" draw:text-style-name="P3" draw:layer="layout" draw:type="curve" svg:x1="15.178cm" svg:y1="11.064cm" svg:x2="11.5cm" svg:y2="6.3cm" draw:start-shape="id120" draw:start-glue-point="3" draw:end-shape="id119" svg:d="m15178 11064c-2758 0-920-4764-3678-4764">
          <text:p/>
        </draw:connector>
        <draw:frame draw:style-name="gr14"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23"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4" draw:text-style-name="P7" draw:layer="layout" svg:width="3.709cm" svg:height="1.477cm" svg:x="7.8cm" svg:y="11cm">
          <draw:text-box>
            <text:p><text:span text:style-name="T5">A single running instance of an interface. This may be running currently or previously run. </text:span></text:p>
          </draw:text-box>
        </draw:frame>
        <draw:frame draw:style-name="gr14" draw:text-style-name="P7" draw:layer="layout" svg:width="4.106cm" svg:height="0.841cm" svg:x="15.394cm" svg:y="7cm">
          <draw:text-box>
            <text:p><text:span text:style-name="T5">A log representing the file that is or was handled by the SMM. </text:span></text:p>
          </draw:text-box>
        </draw:frame>
        <draw:frame draw:style-name="gr14"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04-16T11:32:18.87</meta:creation-date>
    <meta:editing-duration>P3DT7H24M10S</meta:editing-duration>
    <meta:editing-cycles>48</meta:editing-cycles>
    <meta:generator>OpenOffice.org/3.4.1$Win32 OpenOffice.org_project/341m1$Build-9593</meta:generator>
    <dc:date>2013-03-25T09:41:30.54</dc:date>
    <dc:creator>Nathan Bunker</dc:creator>
    <meta:printed-by>Nathan Bunker</meta:printed-by>
    <meta:print-date>2012-12-07T10:28:27.93</meta:print-date>
    <meta:document-statistic meta:object-count="419"/>
  </office:meta>
</office:document-meta>
</file>